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382472" calcext:value-type="float">
            <text:p>280.3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385264" calcext:value-type="float">
            <text:p>281.3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55824" calcext:value-type="float">
            <text:p>282.0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223464" calcext:value-type="float">
            <text:p>282.2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394664" calcext:value-type="float">
            <text:p>280.3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34488" calcext:value-type="float">
            <text:p>282.0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85008" calcext:value-type="float">
            <text:p>282.3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576776" calcext:value-type="float">
            <text:p>283.5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088072" calcext:value-type="float">
            <text:p>287.0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06288" calcext:value-type="float">
            <text:p>285.0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76064" calcext:value-type="float">
            <text:p>283.9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768032" calcext:value-type="float">
            <text:p>286.7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69488" calcext:value-type="float">
            <text:p>286.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426656" calcext:value-type="float">
            <text:p>286.4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737808" calcext:value-type="float">
            <text:p>285.7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707328" calcext:value-type="float">
            <text:p>285.7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314136" calcext:value-type="float">
            <text:p>285.3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240728" calcext:value-type="float">
            <text:p>286.2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103568" calcext:value-type="float">
            <text:p>286.1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198312" calcext:value-type="float">
            <text:p>285.1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51912" calcext:value-type="float">
            <text:p>282.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842464" calcext:value-type="float">
            <text:p>281.8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278328" calcext:value-type="float">
            <text:p>282.2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759912" calcext:value-type="float">
            <text:p>282.7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22956" calcext:value-type="float">
            <text:p>282.2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78784" calcext:value-type="float">
            <text:p>282.8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6352" calcext:value-type="float">
            <text:p>281.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64512" calcext:value-type="float">
            <text:p>281.4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830272" calcext:value-type="float">
            <text:p>281.8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74952" calcext:value-type="float">
            <text:p>281.1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406088" calcext:value-type="float">
            <text:p>283.4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610048" calcext:value-type="float">
            <text:p>284.6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375352" calcext:value-type="float">
            <text:p>284.3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54728" calcext:value-type="float">
            <text:p>283.9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967176" calcext:value-type="float">
            <text:p>282.9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775664" calcext:value-type="float">
            <text:p>280.7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629616" calcext:value-type="float">
            <text:p>279.6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02712" calcext:value-type="float">
            <text:p>282.3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05632" calcext:value-type="float">
            <text:p>282.8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83" calcext:value-type="float">
            <text:p>283.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32684" calcext:value-type="float">
            <text:p>283.3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823664" calcext:value-type="float">
            <text:p>283.8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50568" calcext:value-type="float">
            <text:p>281.1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507184" calcext:value-type="float">
            <text:p>281.5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336496" calcext:value-type="float">
            <text:p>281.3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7782" calcext:value-type="float">
            <text:p>282.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351736" calcext:value-type="float">
            <text:p>281.3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41424" calcext:value-type="float">
            <text:p>281.1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64568" calcext:value-type="float">
            <text:p>278.8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49584" calcext:value-type="float">
            <text:p>277.8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2144" calcext:value-type="float">
            <text:p>278.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56464" calcext:value-type="float">
            <text:p>279.5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1184" calcext:value-type="float">
            <text:p>277.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6904" calcext:value-type="float">
            <text:p>278.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68584" calcext:value-type="float">
            <text:p>277.4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38816" calcext:value-type="float">
            <text:p>277.0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10344" calcext:value-type="float">
            <text:p>276.3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99904" calcext:value-type="float">
            <text:p>276.5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11256" calcext:value-type="float">
            <text:p>277.5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10416" calcext:value-type="float">
            <text:p>278.4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97184" calcext:value-type="float">
            <text:p>277.6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64368" calcext:value-type="float">
            <text:p>277.2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397968" calcext:value-type="float">
            <text:p>279.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154128" calcext:value-type="float">
            <text:p>279.1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35128" calcext:value-type="float">
            <text:p>279.5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6276" calcext:value-type="float">
            <text:p>281.1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95048" calcext:value-type="float">
            <text:p>278.8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309576" calcext:value-type="float">
            <text:p>279.3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5192" calcext:value-type="float">
            <text:p>278.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37976" calcext:value-type="float">
            <text:p>277.9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06072" calcext:value-type="float">
            <text:p>278.7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514048" calcext:value-type="float">
            <text:p>278.5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46096" calcext:value-type="float">
            <text:p>281.9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666192" calcext:value-type="float">
            <text:p>279.6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099008" calcext:value-type="float">
            <text:p>280.0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21056" calcext:value-type="float">
            <text:p>279.7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3292" calcext:value-type="float">
            <text:p>278.6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59896" calcext:value-type="float">
            <text:p>278.0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13464" calcext:value-type="float">
            <text:p>278.4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699464" calcext:value-type="float">
            <text:p>280.6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043888" calcext:value-type="float">
            <text:p>281.0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062176" calcext:value-type="float">
            <text:p>281.0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53616" calcext:value-type="float">
            <text:p>281.1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53088" calcext:value-type="float">
            <text:p>278.4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20984" calcext:value-type="float">
            <text:p>277.6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57688" calcext:value-type="float">
            <text:p>277.1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4796" calcext:value-type="float">
            <text:p>277.0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25912" calcext:value-type="float">
            <text:p>277.4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158" calcext:value-type="float">
            <text:p>278.8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163016" calcext:value-type="float">
            <text:p>280.1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0516" calcext:value-type="float">
            <text:p>277.5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17936" calcext:value-type="float">
            <text:p>277.6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17608" calcext:value-type="float">
            <text:p>276.5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940768" calcext:value-type="float">
            <text:p>278.9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23576" calcext:value-type="float">
            <text:p>277.0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13848" calcext:value-type="float">
            <text:p>276.9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2708" calcext:value-type="float">
            <text:p>277.6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2144" calcext:value-type="float">
            <text:p>278.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05032" calcext:value-type="float">
            <text:p>278.0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43232" calcext:value-type="float">
            <text:p>278.8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88112" calcext:value-type="float">
            <text:p>279.7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038304" calcext:value-type="float">
            <text:p>279.0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66448" calcext:value-type="float">
            <text:p>278.6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58984" calcext:value-type="float">
            <text:p>276.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38616" calcext:value-type="float">
            <text:p>275.4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29472" calcext:value-type="float">
            <text:p>275.4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63128" calcext:value-type="float">
            <text:p>274.9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76688" calcext:value-type="float">
            <text:p>276.7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0684" calcext:value-type="float">
            <text:p>275.7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37136" calcext:value-type="float">
            <text:p>278.8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57888" calcext:value-type="float">
            <text:p>278.7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85576" calcext:value-type="float">
            <text:p>277.7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94904" calcext:value-type="float">
            <text:p>274.6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39" calcext:value-type="float">
            <text:p>273.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26424" calcext:value-type="float">
            <text:p>275.4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97568" calcext:value-type="float">
            <text:p>276.1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68712" calcext:value-type="float">
            <text:p>276.9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81032" calcext:value-type="float">
            <text:p>276.4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29672" calcext:value-type="float">
            <text:p>277.0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34344" calcext:value-type="float">
            <text:p>277.8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93772" calcext:value-type="float">
            <text:p>278.9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6446" calcext:value-type="float">
            <text:p>280.6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330656" calcext:value-type="float">
            <text:p>280.3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364184" calcext:value-type="float">
            <text:p>280.3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91416" calcext:value-type="float">
            <text:p>278.7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79224" calcext:value-type="float">
            <text:p>278.7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5736" calcext:value-type="float">
            <text:p>276.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72272" calcext:value-type="float">
            <text:p>274.9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7156" calcext:value-type="float">
            <text:p>275.3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34216" calcext:value-type="float">
            <text:p>278.3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75136" calcext:value-type="float">
            <text:p>278.0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9848" calcext:value-type="float">
            <text:p>277.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822" calcext:value-type="float">
            <text:p>276.6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75448" calcext:value-type="float">
            <text:p>274.4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914" calcext:value-type="float">
            <text:p>274.0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88352" calcext:value-type="float">
            <text:p>274.0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7136" calcext:value-type="float">
            <text:p>273.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512" calcext:value-type="float">
            <text:p>273.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82384" calcext:value-type="float">
            <text:p>273.5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22136" calcext:value-type="float">
            <text:p>273.1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26352" calcext:value-type="float">
            <text:p>273.3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818" calcext:value-type="float">
            <text:p>273.4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95944" calcext:value-type="float">
            <text:p>275.3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22408" calcext:value-type="float">
            <text:p>276.8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9368" calcext:value-type="float">
            <text:p>277.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776" calcext:value-type="float">
            <text:p>277.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0308" calcext:value-type="float">
            <text:p>276.1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81416" calcext:value-type="float">
            <text:p>274.9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32776" calcext:value-type="float">
            <text:p>274.4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57032" calcext:value-type="float">
            <text:p>274.9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82" calcext:value-type="float">
            <text:p>275.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16824" calcext:value-type="float">
            <text:p>274.8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868" calcext:value-type="float">
            <text:p>275.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91856" calcext:value-type="float">
            <text:p>274.6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47888" calcext:value-type="float">
            <text:p>274.9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39072" calcext:value-type="float">
            <text:p>276.0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977344" calcext:value-type="float">
            <text:p>278.9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6736" calcext:value-type="float">
            <text:p>279.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27736" calcext:value-type="float">
            <text:p>279.8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64312" calcext:value-type="float">
            <text:p>279.8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85904" calcext:value-type="float">
            <text:p>278.8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108" calcext:value-type="float">
            <text:p>276.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92768" calcext:value-type="float">
            <text:p>275.8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536" calcext:value-type="float">
            <text:p>276.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92056" calcext:value-type="float">
            <text:p>276.2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86416" calcext:value-type="float">
            <text:p>276.8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42448" calcext:value-type="float">
            <text:p>277.1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79408" calcext:value-type="float">
            <text:p>275.6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46592" calcext:value-type="float">
            <text:p>275.2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75904" calcext:value-type="float">
            <text:p>275.0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58328" calcext:value-type="float">
            <text:p>274.6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74992" calcext:value-type="float">
            <text:p>273.8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0352" calcext:value-type="float">
            <text:p>272.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9984" calcext:value-type="float">
            <text:p>273.4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99832" calcext:value-type="float">
            <text:p>274.4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09488" calcext:value-type="float">
            <text:p>272.5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88608" calcext:value-type="float">
            <text:p>273.0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91856" calcext:value-type="float">
            <text:p>274.6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04176" calcext:value-type="float">
            <text:p>274.2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97112" calcext:value-type="float">
            <text:p>275.5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25456" calcext:value-type="float">
            <text:p>276.8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296" calcext:value-type="float">
            <text:p>274.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72528" calcext:value-type="float">
            <text:p>273.9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90688" calcext:value-type="float">
            <text:p>274.4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60536" calcext:value-type="float">
            <text:p>275.5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10016" calcext:value-type="float">
            <text:p>275.2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7156" calcext:value-type="float">
            <text:p>275.3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9056" calcext:value-type="float">
            <text:p>274.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8388" calcext:value-type="float">
            <text:p>274.8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61248" calcext:value-type="float">
            <text:p>275.1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5068" calcext:value-type="float">
            <text:p>275.9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32464" calcext:value-type="float">
            <text:p>278.0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19944" calcext:value-type="float">
            <text:p>276.9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89208" calcext:value-type="float">
            <text:p>277.8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82072" calcext:value-type="float">
            <text:p>277.1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70336" calcext:value-type="float">
            <text:p>277.7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91344" calcext:value-type="float">
            <text:p>276.6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8512" calcext:value-type="float">
            <text:p>277.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36552" calcext:value-type="float">
            <text:p>278.7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586" calcext:value-type="float">
            <text:p>278.3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68712" calcext:value-type="float">
            <text:p>276.9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43872" calcext:value-type="float">
            <text:p>276.3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62872" calcext:value-type="float">
            <text:p>275.9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48472" calcext:value-type="float">
            <text:p>275.0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4484" calcext:value-type="float">
            <text:p>274.9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36992" calcext:value-type="float">
            <text:p>274.6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28232" calcext:value-type="float">
            <text:p>273.1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73696" calcext:value-type="float">
            <text:p>274.1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6936" calcext:value-type="float">
            <text:p>273.4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34784" calcext:value-type="float">
            <text:p>273.7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32648" calcext:value-type="float">
            <text:p>274.9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88024" calcext:value-type="float">
            <text:p>272.9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22336" calcext:value-type="float">
            <text:p>274.7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99576" calcext:value-type="float">
            <text:p>275.4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29016" calcext:value-type="float">
            <text:p>274.8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57744" calcext:value-type="float">
            <text:p>274.5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69224" calcext:value-type="float">
            <text:p>274.9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06968" calcext:value-type="float">
            <text:p>275.2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8576" calcext:value-type="float">
            <text:p>274.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58912" calcext:value-type="float">
            <text:p>274.7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61248" calcext:value-type="float">
            <text:p>275.1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68768" calcext:value-type="float">
            <text:p>274.3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9984" calcext:value-type="float">
            <text:p>273.4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58384" calcext:value-type="float">
            <text:p>272.0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44056" calcext:value-type="float">
            <text:p>273.2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58712" calcext:value-type="float">
            <text:p>273.1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3212" calcext:value-type="float">
            <text:p>272.2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78424" calcext:value-type="float">
            <text:p>272.3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54368" calcext:value-type="float">
            <text:p>273.4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09488" calcext:value-type="float">
            <text:p>272.5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8368" calcext:value-type="float">
            <text:p>273.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23688" calcext:value-type="float">
            <text:p>271.8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43728" calcext:value-type="float">
            <text:p>272.1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39512" calcext:value-type="float">
            <text:p>271.9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3672" calcext:value-type="float">
            <text:p>270.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9956" calcext:value-type="float">
            <text:p>270.7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74848" calcext:value-type="float">
            <text:p>269.6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6804" calcext:value-type="float">
            <text:p>270.0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78608" calcext:value-type="float">
            <text:p>269.2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1564" calcext:value-type="float">
            <text:p>269.9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33344" calcext:value-type="float">
            <text:p>269.8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06568" calcext:value-type="float">
            <text:p>272.0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68112" calcext:value-type="float">
            <text:p>272.1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97808" calcext:value-type="float">
            <text:p>270.4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68752" calcext:value-type="float">
            <text:p>269.6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81836" calcext:value-type="float">
            <text:p>268.8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59608" calcext:value-type="float">
            <text:p>269.6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23616" calcext:value-type="float">
            <text:p>269.7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42616" calcext:value-type="float">
            <text:p>269.3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22576" calcext:value-type="float">
            <text:p>269.0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86584" calcext:value-type="float">
            <text:p>269.0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43784" calcext:value-type="float">
            <text:p>269.5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7472" calcext:value-type="float">
            <text:p>270.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93904" calcext:value-type="float">
            <text:p>266.6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88848" calcext:value-type="float">
            <text:p>267.3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81784" calcext:value-type="float">
            <text:p>268.7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37104" calcext:value-type="float">
            <text:p>269.4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48128" calcext:value-type="float">
            <text:p>269.2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59608" calcext:value-type="float">
            <text:p>269.6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7848" calcext:value-type="float">
            <text:p>269.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50464" calcext:value-type="float">
            <text:p>269.6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11296" calcext:value-type="float">
            <text:p>270.2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9288" calcext:value-type="float">
            <text:p>270.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64152" calcext:value-type="float">
            <text:p>270.9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5864" calcext:value-type="float">
            <text:p>271.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69208" calcext:value-type="float">
            <text:p>270.2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18304" calcext:value-type="float">
            <text:p>271.4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66824" calcext:value-type="float">
            <text:p>293.8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30376" calcext:value-type="float">
            <text:p>293.3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079928" calcext:value-type="float">
            <text:p>295.0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2324" calcext:value-type="float">
            <text:p>292.6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2324" calcext:value-type="float">
            <text:p>292.6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0048" calcext:value-type="float">
            <text:p>293.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26488" calcext:value-type="float">
            <text:p>294.2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096" calcext:value-type="float">
            <text:p>289.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7056" calcext:value-type="float">
            <text:p>289.6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83288" calcext:value-type="float">
            <text:p>291.4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38808" calcext:value-type="float">
            <text:p>293.7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87576" calcext:value-type="float">
            <text:p>293.7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61312" calcext:value-type="float">
            <text:p>293.9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00608" calcext:value-type="float">
            <text:p>292.9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41984" calcext:value-type="float">
            <text:p>293.2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29336" calcext:value-type="float">
            <text:p>292.6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67536" calcext:value-type="float">
            <text:p>293.4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54888" calcext:value-type="float">
            <text:p>292.8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49248" calcext:value-type="float">
            <text:p>293.4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49248" calcext:value-type="float">
            <text:p>293.4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82192" calcext:value-type="float">
            <text:p>293.3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37968" calcext:value-type="float">
            <text:p>294.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2324" calcext:value-type="float">
            <text:p>292.6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43152" calcext:value-type="float">
            <text:p>293.4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05408" calcext:value-type="float">
            <text:p>293.2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37768" calcext:value-type="float">
            <text:p>293.0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31672" calcext:value-type="float">
            <text:p>293.0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38864" calcext:value-type="float">
            <text:p>291.1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69472" calcext:value-type="float">
            <text:p>290.6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47168" calcext:value-type="float">
            <text:p>292.0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43536" calcext:value-type="float">
            <text:p>291.9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30632" calcext:value-type="float">
            <text:p>292.3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128" calcext:value-type="float">
            <text:p>292.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00864" calcext:value-type="float">
            <text:p>291.9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21032" calcext:value-type="float">
            <text:p>291.7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8796" calcext:value-type="float">
            <text:p>292.2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13768" calcext:value-type="float">
            <text:p>291.5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33424" calcext:value-type="float">
            <text:p>293.3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38992" calcext:value-type="float">
            <text:p>290.6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82832" calcext:value-type="float">
            <text:p>290.8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18696" calcext:value-type="float">
            <text:p>291.3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15264" calcext:value-type="float">
            <text:p>292.8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792" calcext:value-type="float">
            <text:p>290.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78944" calcext:value-type="float">
            <text:p>291.7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11104" calcext:value-type="float">
            <text:p>290.0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26472" calcext:value-type="float">
            <text:p>289.5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86976" calcext:value-type="float">
            <text:p>288.9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54032" calcext:value-type="float">
            <text:p>289.0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12784" calcext:value-type="float">
            <text:p>288.2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63888" calcext:value-type="float">
            <text:p>288.6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9508" calcext:value-type="float">
            <text:p>288.2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89568" calcext:value-type="float">
            <text:p>288.3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3328" calcext:value-type="float">
            <text:p>289.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895792" calcext:value-type="float">
            <text:p>287.8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61424" calcext:value-type="float">
            <text:p>288.7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539176" calcext:value-type="float">
            <text:p>287.5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204152" calcext:value-type="float">
            <text:p>286.2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88584" calcext:value-type="float">
            <text:p>285.0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350712" calcext:value-type="float">
            <text:p>285.3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14624" calcext:value-type="float">
            <text:p>286.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378144" calcext:value-type="float">
            <text:p>285.3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692344" calcext:value-type="float">
            <text:p>284.6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43936" calcext:value-type="float">
            <text:p>284.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853632" calcext:value-type="float">
            <text:p>285.8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0324" calcext:value-type="float">
            <text:p>285.0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52496" calcext:value-type="float">
            <text:p>283.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314136" calcext:value-type="float">
            <text:p>285.3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90136" calcext:value-type="float">
            <text:p>283.7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86608" calcext:value-type="float">
            <text:p>284.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42536" calcext:value-type="float">
            <text:p>283.9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15616" calcext:value-type="float">
            <text:p>281.9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66264" calcext:value-type="float">
            <text:p>281.7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44928" calcext:value-type="float">
            <text:p>281.7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60472" calcext:value-type="float">
            <text:p>281.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00376" calcext:value-type="float">
            <text:p>281.9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601672" calcext:value-type="float">
            <text:p>281.6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8968" calcext:value-type="float">
            <text:p>283.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742136" calcext:value-type="float">
            <text:p>280.7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931368" calcext:value-type="float">
            <text:p>279.9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02768" calcext:value-type="float">
            <text:p>279.7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51792" calcext:value-type="float">
            <text:p>278.7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67032" calcext:value-type="float">
            <text:p>278.7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22936" calcext:value-type="float">
            <text:p>279.5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108408" calcext:value-type="float">
            <text:p>279.1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239472" calcext:value-type="float">
            <text:p>279.2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19944" calcext:value-type="float">
            <text:p>276.9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33304" calcext:value-type="float">
            <text:p>277.1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67288" calcext:value-type="float">
            <text:p>277.7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86032" calcext:value-type="float">
            <text:p>278.3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041352" calcext:value-type="float">
            <text:p>279.0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132792" calcext:value-type="float">
            <text:p>279.1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6048" calcext:value-type="float">
            <text:p>278.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4232" calcext:value-type="float">
            <text:p>277.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57104" calcext:value-type="float">
            <text:p>277.0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41992" calcext:value-type="float">
            <text:p>276.5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11384" calcext:value-type="float">
            <text:p>277.0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7656" calcext:value-type="float">
            <text:p>277.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00944" calcext:value-type="float">
            <text:p>277.3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4504" calcext:value-type="float">
            <text:p>276.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40112" calcext:value-type="float">
            <text:p>276.7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2792" calcext:value-type="float">
            <text:p>276.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79608" calcext:value-type="float">
            <text:p>277.2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91672" calcext:value-type="float">
            <text:p>277.7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3292" calcext:value-type="float">
            <text:p>278.6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635712" calcext:value-type="float">
            <text:p>279.6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903936" calcext:value-type="float">
            <text:p>279.9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266648" calcext:value-type="float">
            <text:p>280.2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4188" calcext:value-type="float">
            <text:p>281.7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35328" calcext:value-type="float">
            <text:p>281.1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24888" calcext:value-type="float">
            <text:p>281.4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540712" calcext:value-type="float">
            <text:p>281.5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357832" calcext:value-type="float">
            <text:p>281.3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068528" calcext:value-type="float">
            <text:p>280.0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88696" calcext:value-type="float">
            <text:p>279.8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97404" calcext:value-type="float">
            <text:p>279.9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544016" calcext:value-type="float">
            <text:p>280.5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10944" calcext:value-type="float">
            <text:p>281.1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49272" calcext:value-type="float">
            <text:p>281.4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76576" calcext:value-type="float">
            <text:p>281.9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309064" calcext:value-type="float">
            <text:p>281.3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516328" calcext:value-type="float">
            <text:p>281.5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04008" calcext:value-type="float">
            <text:p>282.0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60624" calcext:value-type="float">
            <text:p>282.3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03752" calcext:value-type="float">
            <text:p>283.0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76064" calcext:value-type="float">
            <text:p>283.9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58104" calcext:value-type="float">
            <text:p>285.0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75736" calcext:value-type="float">
            <text:p>282.8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08808" calcext:value-type="float">
            <text:p>282.3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830272" calcext:value-type="float">
            <text:p>281.8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11528" calcext:value-type="float">
            <text:p>281.2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937208" calcext:value-type="float">
            <text:p>280.9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717752" calcext:value-type="float">
            <text:p>280.7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08864" calcext:value-type="float">
            <text:p>279.7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340056" calcext:value-type="float">
            <text:p>279.3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48288" calcext:value-type="float">
            <text:p>278.1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547576" calcext:value-type="float">
            <text:p>278.5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38944" calcext:value-type="float">
            <text:p>276.5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65664" calcext:value-type="float">
            <text:p>276.9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501856" calcext:value-type="float">
            <text:p>278.5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9556" calcext:value-type="float">
            <text:p>276.8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10344" calcext:value-type="float">
            <text:p>276.3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5944" calcext:value-type="float">
            <text:p>277.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3084" calcext:value-type="float">
            <text:p>277.2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58856" calcext:value-type="float">
            <text:p>277.3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49072" calcext:value-type="float">
            <text:p>279.8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86032" calcext:value-type="float">
            <text:p>278.3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56848" calcext:value-type="float">
            <text:p>278.0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45112" calcext:value-type="float">
            <text:p>278.6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836624" calcext:value-type="float">
            <text:p>280.8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089864" calcext:value-type="float">
            <text:p>280.0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33248" calcext:value-type="float">
            <text:p>279.7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05816" calcext:value-type="float">
            <text:p>279.7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96472" calcext:value-type="float">
            <text:p>278.0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32592" calcext:value-type="float">
            <text:p>277.5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407112" calcext:value-type="float">
            <text:p>279.4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657048" calcext:value-type="float">
            <text:p>279.6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46172" calcext:value-type="float">
            <text:p>280.4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27536" calcext:value-type="float">
            <text:p>278.2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54584" calcext:value-type="float">
            <text:p>279.7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55824" calcext:value-type="float">
            <text:p>282.0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91944" calcext:value-type="float">
            <text:p>281.4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9494" calcext:value-type="float">
            <text:p>280.9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095704" calcext:value-type="float">
            <text:p>281.0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34208" calcext:value-type="float">
            <text:p>283.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586432" calcext:value-type="float">
            <text:p>281.5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805376" calcext:value-type="float">
            <text:p>283.8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899864" calcext:value-type="float">
            <text:p>283.8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796488" calcext:value-type="float">
            <text:p>282.7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400248" calcext:value-type="float">
            <text:p>282.4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27096" calcext:value-type="float">
            <text:p>282.3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83256" calcext:value-type="float">
            <text:p>282.0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11856" calcext:value-type="float">
            <text:p>282.3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90192" calcext:value-type="float">
            <text:p>281.1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71904" calcext:value-type="float">
            <text:p>281.1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0096" calcext:value-type="float">
            <text:p>282.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58872" calcext:value-type="float">
            <text:p>282.0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897328" calcext:value-type="float">
            <text:p>281.8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7236" calcext:value-type="float">
            <text:p>281.7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93696" calcext:value-type="float">
            <text:p>281.7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43048" calcext:value-type="float">
            <text:p>281.9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65808" calcext:value-type="float">
            <text:p>281.1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60168" calcext:value-type="float">
            <text:p>281.7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680664" calcext:value-type="float">
            <text:p>282.6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35272" calcext:value-type="float">
            <text:p>283.7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15944" calcext:value-type="float">
            <text:p>283.0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382216" calcext:value-type="float">
            <text:p>281.3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556208" calcext:value-type="float">
            <text:p>280.5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94464" calcext:value-type="float">
            <text:p>278.7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632" calcext:value-type="float">
            <text:p>277.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18776" calcext:value-type="float">
            <text:p>276.7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7636" calcext:value-type="float">
            <text:p>275.6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55408" calcext:value-type="float">
            <text:p>274.1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84136" calcext:value-type="float">
            <text:p>273.8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8576" calcext:value-type="float">
            <text:p>274.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9504" calcext:value-type="float">
            <text:p>273.3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40296" calcext:value-type="float">
            <text:p>273.6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1436" calcext:value-type="float">
            <text:p>274.9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40568" calcext:value-type="float">
            <text:p>277.3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66248" calcext:value-type="float">
            <text:p>277.0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25776" calcext:value-type="float">
            <text:p>279.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37028" calcext:value-type="float">
            <text:p>280.3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13792" calcext:value-type="float">
            <text:p>279.5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92" calcext:value-type="float">
            <text:p>278.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452576" calcext:value-type="float">
            <text:p>280.4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63876" calcext:value-type="float">
            <text:p>279.6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129744" calcext:value-type="float">
            <text:p>279.1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95296" calcext:value-type="float">
            <text:p>278.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49456" calcext:value-type="float">
            <text:p>278.3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73384" calcext:value-type="float">
            <text:p>277.7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69296" calcext:value-type="float">
            <text:p>277.0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02952" calcext:value-type="float">
            <text:p>276.6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69096" calcext:value-type="float">
            <text:p>275.4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22592" calcext:value-type="float">
            <text:p>273.7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01056" calcext:value-type="float">
            <text:p>272.1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22008" calcext:value-type="float">
            <text:p>273.6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31152" calcext:value-type="float">
            <text:p>273.6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3356" calcext:value-type="float">
            <text:p>276.1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59952" calcext:value-type="float">
            <text:p>275.4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53656" calcext:value-type="float">
            <text:p>273.8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90688" calcext:value-type="float">
            <text:p>274.4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23432" calcext:value-type="float">
            <text:p>272.8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96256" calcext:value-type="float">
            <text:p>271.7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94176" calcext:value-type="float">
            <text:p>270.3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10184" calcext:value-type="float">
            <text:p>267.4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20952" calcext:value-type="float">
            <text:p>268.2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07208" calcext:value-type="float">
            <text:p>269.5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96568" calcext:value-type="float">
            <text:p>268.1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12392" calcext:value-type="float">
            <text:p>268.3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88848" calcext:value-type="float">
            <text:p>267.3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45008" calcext:value-type="float">
            <text:p>267.1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28856" calcext:value-type="float">
            <text:p>265.9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8748" calcext:value-type="float">
            <text:p>265.5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83848" calcext:value-type="float">
            <text:p>265.4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17504" calcext:value-type="float">
            <text:p>265.0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853168" calcext:value-type="float">
            <text:p>263.8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19456" calcext:value-type="float">
            <text:p>266.9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08688" calcext:value-type="float">
            <text:p>266.1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233912" calcext:value-type="float">
            <text:p>265.2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34424" calcext:value-type="float">
            <text:p>263.2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207504" calcext:value-type="float">
            <text:p>261.2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877808" calcext:value-type="float">
            <text:p>262.8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61856" calcext:value-type="float">
            <text:p>263.2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542528" calcext:value-type="float">
            <text:p>262.5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40232" calcext:value-type="float">
            <text:p>262.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822944" calcext:value-type="float">
            <text:p>262.8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4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51416" calcext:value-type="float">
            <text:p>263.5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3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64616" calcext:value-type="float">
            <text:p>262.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08656" calcext:value-type="float">
            <text:p>294.8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868848" calcext:value-type="float">
            <text:p>297.8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409112" calcext:value-type="float">
            <text:p>295.4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790112" calcext:value-type="float">
            <text:p>295.7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518584" calcext:value-type="float">
            <text:p>296.5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393616" calcext:value-type="float">
            <text:p>296.3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241216" calcext:value-type="float">
            <text:p>296.2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402504" calcext:value-type="float">
            <text:p>297.4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57396" calcext:value-type="float">
            <text:p>294.5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02104" calcext:value-type="float">
            <text:p>294.2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04056" calcext:value-type="float">
            <text:p>294.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19808" calcext:value-type="float">
            <text:p>294.1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866312" calcext:value-type="float">
            <text:p>295.8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3848" calcext:value-type="float">
            <text:p>292.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68248" calcext:value-type="float">
            <text:p>293.0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753792" calcext:value-type="float">
            <text:p>294.7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089072" calcext:value-type="float">
            <text:p>295.0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183304" calcext:value-type="float">
            <text:p>296.1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237912" calcext:value-type="float">
            <text:p>297.2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353992" calcext:value-type="float">
            <text:p>296.3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80512" calcext:value-type="float">
            <text:p>295.1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451784" calcext:value-type="float">
            <text:p>295.4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52696" calcext:value-type="float">
            <text:p>296.6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031416" calcext:value-type="float">
            <text:p>294.0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509952" calcext:value-type="float">
            <text:p>294.5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165016" calcext:value-type="float">
            <text:p>296.1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46072" calcext:value-type="float">
            <text:p>293.9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94384" calcext:value-type="float">
            <text:p>293.3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36344" calcext:value-type="float">
            <text:p>293.8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45232" calcext:value-type="float">
            <text:p>294.8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03928" calcext:value-type="float">
            <text:p>296.6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14368" calcext:value-type="float">
            <text:p>296.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844976" calcext:value-type="float">
            <text:p>295.8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705024" calcext:value-type="float">
            <text:p>294.7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34848" calcext:value-type="float">
            <text:p>292.5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5164" calcext:value-type="float">
            <text:p>291.2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1176" calcext:value-type="float">
            <text:p>292.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71808" calcext:value-type="float">
            <text:p>291.0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7544" calcext:value-type="float">
            <text:p>291.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0592" calcext:value-type="float">
            <text:p>291.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03584" calcext:value-type="float">
            <text:p>290.8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54816" calcext:value-type="float">
            <text:p>290.7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4928" calcext:value-type="float">
            <text:p>289.3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2576" calcext:value-type="float">
            <text:p>289.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92432" calcext:value-type="float">
            <text:p>291.4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53592" calcext:value-type="float">
            <text:p>293.1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8504" calcext:value-type="float">
            <text:p>291.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30816" calcext:value-type="float">
            <text:p>289.2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316" calcext:value-type="float">
            <text:p>290.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0864" calcext:value-type="float">
            <text:p>290.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38792" calcext:value-type="float">
            <text:p>289.0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0196" calcext:value-type="float">
            <text:p>290.0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56184" calcext:value-type="float">
            <text:p>292.5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1552" calcext:value-type="float">
            <text:p>291.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95992" calcext:value-type="float">
            <text:p>289.4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347408" calcext:value-type="float">
            <text:p>286.3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899096" calcext:value-type="float">
            <text:p>286.8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13368" calcext:value-type="float">
            <text:p>288.3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142936" calcext:value-type="float">
            <text:p>287.1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15208" calcext:value-type="float">
            <text:p>287.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58632" calcext:value-type="float">
            <text:p>287.7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58832" calcext:value-type="float">
            <text:p>289.3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75824" calcext:value-type="float">
            <text:p>289.6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25876" calcext:value-type="float">
            <text:p>287.2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021016" calcext:value-type="float">
            <text:p>287.0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563816" calcext:value-type="float">
            <text:p>286.5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372048" calcext:value-type="float">
            <text:p>285.3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411672" calcext:value-type="float">
            <text:p>285.4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865824" calcext:value-type="float">
            <text:p>285.8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198312" calcext:value-type="float">
            <text:p>285.1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219904" calcext:value-type="float">
            <text:p>284.2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48508" calcext:value-type="float">
            <text:p>284.4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984952" calcext:value-type="float">
            <text:p>284.9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805376" calcext:value-type="float">
            <text:p>283.8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613096" calcext:value-type="float">
            <text:p>284.6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77464" calcext:value-type="float">
            <text:p>284.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30672" calcext:value-type="float">
            <text:p>285.0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415232" calcext:value-type="float">
            <text:p>283.4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34816" calcext:value-type="float">
            <text:p>283.1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293312" calcext:value-type="float">
            <text:p>283.2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8968" calcext:value-type="float">
            <text:p>283.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323792" calcext:value-type="float">
            <text:p>283.3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88256" calcext:value-type="float">
            <text:p>283.9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87928" calcext:value-type="float">
            <text:p>282.8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97072" calcext:value-type="float">
            <text:p>282.8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622752" calcext:value-type="float">
            <text:p>282.6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28392" calcext:value-type="float">
            <text:p>282.0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577288" calcext:value-type="float">
            <text:p>281.5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87904" calcext:value-type="float">
            <text:p>281.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948888" calcext:value-type="float">
            <text:p>282.9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821128" calcext:value-type="float">
            <text:p>281.8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483312" calcext:value-type="float">
            <text:p>279.4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828" calcext:value-type="float">
            <text:p>281.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093168" calcext:value-type="float">
            <text:p>279.0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919176" calcext:value-type="float">
            <text:p>279.9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836624" calcext:value-type="float">
            <text:p>280.8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41424" calcext:value-type="float">
            <text:p>281.1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958544" calcext:value-type="float">
            <text:p>280.9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66568" calcext:value-type="float">
            <text:p>281.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046168" calcext:value-type="float">
            <text:p>284.0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591248" calcext:value-type="float">
            <text:p>286.5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606488" calcext:value-type="float">
            <text:p>286.6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881064" calcext:value-type="float">
            <text:p>285.8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60824" calcext:value-type="float">
            <text:p>283.9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643832" calcext:value-type="float">
            <text:p>283.6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259784" calcext:value-type="float">
            <text:p>283.2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335728" calcext:value-type="float">
            <text:p>284.3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222952" calcext:value-type="float">
            <text:p>284.2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701488" calcext:value-type="float">
            <text:p>284.7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756352" calcext:value-type="float">
            <text:p>284.7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41244" calcext:value-type="float">
            <text:p>282.4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113736" calcext:value-type="float">
            <text:p>282.1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55824" calcext:value-type="float">
            <text:p>282.0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122368" calcext:value-type="float">
            <text:p>284.1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34232" calcext:value-type="float">
            <text:p>283.0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409392" calcext:value-type="float">
            <text:p>282.4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1704" calcext:value-type="float">
            <text:p>281.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361392" calcext:value-type="float">
            <text:p>279.3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41224" calcext:value-type="float">
            <text:p>279.5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412952" calcext:value-type="float">
            <text:p>280.4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5524" calcext:value-type="float">
            <text:p>281.9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674824" calcext:value-type="float">
            <text:p>281.6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58948" calcext:value-type="float">
            <text:p>281.5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116784" calcext:value-type="float">
            <text:p>282.1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190704" calcext:value-type="float">
            <text:p>279.1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087072" calcext:value-type="float">
            <text:p>279.0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88696" calcext:value-type="float">
            <text:p>279.8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238704" calcext:value-type="float">
            <text:p>282.2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48432" calcext:value-type="float">
            <text:p>282.3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201872" calcext:value-type="float">
            <text:p>283.2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95448" calcext:value-type="float">
            <text:p>282.0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468072" calcext:value-type="float">
            <text:p>279.4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163272" calcext:value-type="float">
            <text:p>279.1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25984" calcext:value-type="float">
            <text:p>279.5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52268" calcext:value-type="float">
            <text:p>280.5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227024" calcext:value-type="float">
            <text:p>280.2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025856" calcext:value-type="float">
            <text:p>280.0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391872" calcext:value-type="float">
            <text:p>279.3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452576" calcext:value-type="float">
            <text:p>280.4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64512" calcext:value-type="float">
            <text:p>281.4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91536" calcext:value-type="float">
            <text:p>282.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945072" calcext:value-type="float">
            <text:p>285.9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61284" calcext:value-type="float">
            <text:p>285.6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698184" calcext:value-type="float">
            <text:p>285.6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10052" calcext:value-type="float">
            <text:p>286.1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536896" calcext:value-type="float">
            <text:p>284.5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42412" calcext:value-type="float">
            <text:p>284.4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890208" calcext:value-type="float">
            <text:p>285.8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50784" calcext:value-type="float">
            <text:p>287.4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270952" calcext:value-type="float">
            <text:p>287.2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21304" calcext:value-type="float">
            <text:p>287.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082232" calcext:value-type="float">
            <text:p>286.0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87088" calcext:value-type="float">
            <text:p>283.7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32224" calcext:value-type="float">
            <text:p>283.7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286704" calcext:value-type="float">
            <text:p>285.2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164272" calcext:value-type="float">
            <text:p>287.1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72892" calcext:value-type="float">
            <text:p>284.7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0324" calcext:value-type="float">
            <text:p>285.0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0928" calcext:value-type="float">
            <text:p>287.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655512" calcext:value-type="float">
            <text:p>285.6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326328" calcext:value-type="float">
            <text:p>285.3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716216" calcext:value-type="float">
            <text:p>286.7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9696" calcext:value-type="float">
            <text:p>288.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45856" calcext:value-type="float">
            <text:p>287.6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9024" calcext:value-type="float">
            <text:p>285.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743904" calcext:value-type="float">
            <text:p>285.7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899864" calcext:value-type="float">
            <text:p>283.8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610304" calcext:value-type="float">
            <text:p>283.6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359856" calcext:value-type="float">
            <text:p>285.3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500064" calcext:value-type="float">
            <text:p>285.5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12516" calcext:value-type="float">
            <text:p>285.1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52008" calcext:value-type="float">
            <text:p>285.0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04312" calcext:value-type="float">
            <text:p>284.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491432" calcext:value-type="float">
            <text:p>283.4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332936" calcext:value-type="float">
            <text:p>283.3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441896" calcext:value-type="float">
            <text:p>286.4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899352" calcext:value-type="float">
            <text:p>285.8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0736" calcext:value-type="float">
            <text:p>284.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2308" calcext:value-type="float">
            <text:p>283.7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69968" calcext:value-type="float">
            <text:p>283.9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54072" calcext:value-type="float">
            <text:p>281.7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507184" calcext:value-type="float">
            <text:p>281.5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40328" calcext:value-type="float">
            <text:p>283.0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430472" calcext:value-type="float">
            <text:p>283.4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66592" calcext:value-type="float">
            <text:p>282.8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790392" calcext:value-type="float">
            <text:p>282.7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76904" calcext:value-type="float">
            <text:p>283.0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876248" calcext:value-type="float">
            <text:p>280.8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851864" calcext:value-type="float">
            <text:p>280.8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467304" calcext:value-type="float">
            <text:p>282.4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86632" calcext:value-type="float">
            <text:p>283.1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348176" calcext:value-type="float">
            <text:p>283.3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82976" calcext:value-type="float">
            <text:p>283.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229304" calcext:value-type="float">
            <text:p>283.2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592272" calcext:value-type="float">
            <text:p>282.5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2184" calcext:value-type="float">
            <text:p>281.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10764" calcext:value-type="float">
            <text:p>282.1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147264" calcext:value-type="float">
            <text:p>282.1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04008" calcext:value-type="float">
            <text:p>282.0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87928" calcext:value-type="float">
            <text:p>282.8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906216" calcext:value-type="float">
            <text:p>282.9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14576" calcext:value-type="float">
            <text:p>281.2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004264" calcext:value-type="float">
            <text:p>281.0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3144" calcext:value-type="float">
            <text:p>282.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95776" calcext:value-type="float">
            <text:p>283.1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90012" calcext:value-type="float">
            <text:p>282.9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42208" calcext:value-type="float">
            <text:p>282.8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71724" calcext:value-type="float">
            <text:p>282.7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93824" calcext:value-type="float">
            <text:p>281.2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0848" calcext:value-type="float">
            <text:p>281.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241496" calcext:value-type="float">
            <text:p>283.2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66796" calcext:value-type="float">
            <text:p>284.6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26128" calcext:value-type="float">
            <text:p>283.7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30016" calcext:value-type="float">
            <text:p>282.8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866848" calcext:value-type="float">
            <text:p>281.8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91104" calcext:value-type="float">
            <text:p>282.3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34488" calcext:value-type="float">
            <text:p>282.0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95776" calcext:value-type="float">
            <text:p>283.1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284424" calcext:value-type="float">
            <text:p>282.2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976832" calcext:value-type="float">
            <text:p>280.9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15692" calcext:value-type="float">
            <text:p>280.1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239472" calcext:value-type="float">
            <text:p>279.2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55552" calcext:value-type="float">
            <text:p>278.3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15344" calcext:value-type="float">
            <text:p>278.2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15016" calcext:value-type="float">
            <text:p>277.1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72472" calcext:value-type="float">
            <text:p>276.5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82912" calcext:value-type="float">
            <text:p>276.2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12936" calcext:value-type="float">
            <text:p>275.7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63" calcext:value-type="float">
            <text:p>275.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25256" calcext:value-type="float">
            <text:p>275.2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21624" calcext:value-type="float">
            <text:p>275.1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70976" calcext:value-type="float">
            <text:p>275.2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21752" calcext:value-type="float">
            <text:p>274.6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9312" calcext:value-type="float">
            <text:p>274.1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68896" calcext:value-type="float">
            <text:p>273.8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04888" calcext:value-type="float">
            <text:p>273.8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41976" calcext:value-type="float">
            <text:p>271.8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52544" calcext:value-type="float">
            <text:p>271.0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45152" calcext:value-type="float">
            <text:p>271.3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71032" calcext:value-type="float">
            <text:p>272.6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41264" calcext:value-type="float">
            <text:p>272.2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52544" calcext:value-type="float">
            <text:p>271.0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72584" calcext:value-type="float">
            <text:p>271.3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0208" calcext:value-type="float">
            <text:p>270.6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65504" calcext:value-type="float">
            <text:p>268.0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76528" calcext:value-type="float">
            <text:p>267.8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334" calcext:value-type="float">
            <text:p>267.2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82296" calcext:value-type="float">
            <text:p>266.7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3236" calcext:value-type="float">
            <text:p>266.5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4092" calcext:value-type="float">
            <text:p>266.4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40464" calcext:value-type="float">
            <text:p>265.8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73408" calcext:value-type="float">
            <text:p>265.7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43968" calcext:value-type="float">
            <text:p>266.4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55976" calcext:value-type="float">
            <text:p>269.5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51176" calcext:value-type="float">
            <text:p>269.2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82824" calcext:value-type="float">
            <text:p>269.4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38072" calcext:value-type="float">
            <text:p>268.0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62256" calcext:value-type="float">
            <text:p>266.4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35408" calcext:value-type="float">
            <text:p>266.5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3424" calcext:value-type="float">
            <text:p>266.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37672" calcext:value-type="float">
            <text:p>264.8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48568" calcext:value-type="float">
            <text:p>265.1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950704" calcext:value-type="float">
            <text:p>263.9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78592" calcext:value-type="float">
            <text:p>264.5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99672" calcext:value-type="float">
            <text:p>265.5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2276" calcext:value-type="float">
            <text:p>265.9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57" calcext:value-type="float">
            <text:p>265.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93448" calcext:value-type="float">
            <text:p>266.0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08304" calcext:value-type="float">
            <text:p>267.6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81456" calcext:value-type="float">
            <text:p>267.6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60832" calcext:value-type="float">
            <text:p>267.2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78792" calcext:value-type="float">
            <text:p>266.1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4364" calcext:value-type="float">
            <text:p>265.3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53952" calcext:value-type="float">
            <text:p>265.5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31192" calcext:value-type="float">
            <text:p>266.3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62384" calcext:value-type="float">
            <text:p>265.9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67312" calcext:value-type="float">
            <text:p>265.7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76968" calcext:value-type="float">
            <text:p>263.7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22232" calcext:value-type="float">
            <text:p>263.2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91496" calcext:value-type="float">
            <text:p>264.1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70872" calcext:value-type="float">
            <text:p>263.7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487152" calcext:value-type="float">
            <text:p>264.4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66728" calcext:value-type="float">
            <text:p>265.6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808" calcext:value-type="float">
            <text:p>265.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22632" calcext:value-type="float">
            <text:p>266.4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24712" calcext:value-type="float">
            <text:p>267.8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6012" calcext:value-type="float">
            <text:p>267.6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69464" calcext:value-type="float">
            <text:p>269.2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53968" calcext:value-type="float">
            <text:p>270.2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96512" calcext:value-type="float">
            <text:p>270.7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17976" calcext:value-type="float">
            <text:p>270.3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98192" calcext:value-type="float">
            <text:p>268.9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10184" calcext:value-type="float">
            <text:p>267.4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84048" calcext:value-type="float">
            <text:p>267.0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46888" calcext:value-type="float">
            <text:p>266.9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85928" calcext:value-type="float">
            <text:p>266.8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26448" calcext:value-type="float">
            <text:p>263.4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338056" calcext:value-type="float">
            <text:p>263.3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72752" calcext:value-type="float">
            <text:p>263.5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18344" calcext:value-type="float">
            <text:p>264.1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30664" calcext:value-type="float">
            <text:p>263.6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48696" calcext:value-type="float">
            <text:p>264.6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91896" calcext:value-type="float">
            <text:p>267.3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8036" calcext:value-type="float">
            <text:p>269.5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20824" calcext:value-type="float">
            <text:p>268.7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51432" calcext:value-type="float">
            <text:p>268.2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95912" calcext:value-type="float">
            <text:p>265.9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53952" calcext:value-type="float">
            <text:p>265.5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05896" calcext:value-type="float">
            <text:p>265.1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4468" calcext:value-type="float">
            <text:p>266.0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97536" calcext:value-type="float">
            <text:p>266.7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90784" calcext:value-type="float">
            <text:p>264.5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2152" calcext:value-type="float">
            <text:p>263.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54464" calcext:value-type="float">
            <text:p>263.5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3864" calcext:value-type="float">
            <text:p>263.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5492" calcext:value-type="float">
            <text:p>264.1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19384" calcext:value-type="float">
            <text:p>264.8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57256" calcext:value-type="float">
            <text:p>264.5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18928" calcext:value-type="float">
            <text:p>264.2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48952" calcext:value-type="float">
            <text:p>263.6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282" calcext:value-type="float">
            <text:p>263.7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932416" calcext:value-type="float">
            <text:p>263.9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51744" calcext:value-type="float">
            <text:p>264.6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44096" calcext:value-type="float">
            <text:p>265.9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15496" calcext:value-type="float">
            <text:p>265.7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996168" calcext:value-type="float">
            <text:p>264.9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39552" calcext:value-type="float">
            <text:p>264.6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20352" calcext:value-type="float">
            <text:p>263.4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984232" calcext:value-type="float">
            <text:p>263.9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63224" calcext:value-type="float">
            <text:p>265.0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51488" calcext:value-type="float">
            <text:p>265.6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69192" calcext:value-type="float">
            <text:p>265.5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83264" calcext:value-type="float">
            <text:p>265.3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1212" calcext:value-type="float">
            <text:p>264.6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130792" calcext:value-type="float">
            <text:p>263.1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325608" calcext:value-type="float">
            <text:p>264.3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95" calcext:value-type="float">
            <text:p>264.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06992" calcext:value-type="float">
            <text:p>263.2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19184" calcext:value-type="float">
            <text:p>263.2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6808" calcext:value-type="float">
            <text:p>262.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89288" calcext:value-type="float">
            <text:p>263.2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35592" calcext:value-type="float">
            <text:p>263.4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9124" calcext:value-type="float">
            <text:p>265.1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72368" calcext:value-type="float">
            <text:p>265.0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17832" calcext:value-type="float">
            <text:p>266.1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35992" calcext:value-type="float">
            <text:p>266.6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2568" calcext:value-type="float">
            <text:p>266.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80872" calcext:value-type="float">
            <text:p>267.5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70872" calcext:value-type="float">
            <text:p>263.7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139936" calcext:value-type="float">
            <text:p>263.1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41888" calcext:value-type="float">
            <text:p>265.0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664" calcext:value-type="float">
            <text:p>264.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95512" calcext:value-type="float">
            <text:p>262.7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26448" calcext:value-type="float">
            <text:p>263.4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63024" calcext:value-type="float">
            <text:p>263.4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386824" calcext:value-type="float">
            <text:p>263.3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886696" calcext:value-type="float">
            <text:p>263.8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57128" calcext:value-type="float">
            <text:p>265.0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69648" calcext:value-type="float">
            <text:p>266.1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56416" calcext:value-type="float">
            <text:p>265.4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58496" calcext:value-type="float">
            <text:p>266.8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25096" calcext:value-type="float">
            <text:p>266.3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11864" calcext:value-type="float">
            <text:p>265.6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70944" calcext:value-type="float">
            <text:p>265.8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97336" calcext:value-type="float">
            <text:p>265.1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20424" calcext:value-type="float">
            <text:p>265.5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02008" calcext:value-type="float">
            <text:p>266.0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41832" calcext:value-type="float">
            <text:p>267.6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00456" calcext:value-type="float">
            <text:p>267.3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9416" calcext:value-type="float">
            <text:p>265.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08432" calcext:value-type="float">
            <text:p>267.1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61416" calcext:value-type="float">
            <text:p>267.3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64336" calcext:value-type="float">
            <text:p>267.8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48056" calcext:value-type="float">
            <text:p>267.1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69592" calcext:value-type="float">
            <text:p>268.7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34312" calcext:value-type="float">
            <text:p>268.4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37232" calcext:value-type="float">
            <text:p>268.9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86584" calcext:value-type="float">
            <text:p>269.0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09544" calcext:value-type="float">
            <text:p>269.9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1376" calcext:value-type="float">
            <text:p>270.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6344" calcext:value-type="float">
            <text:p>271.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58768" calcext:value-type="float">
            <text:p>270.5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32176" calcext:value-type="float">
            <text:p>269.6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78608" calcext:value-type="float">
            <text:p>269.2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52728" calcext:value-type="float">
            <text:p>267.9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96056" calcext:value-type="float">
            <text:p>270.1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90344" calcext:value-type="float">
            <text:p>268.6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2212" calcext:value-type="float">
            <text:p>268.4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62456" calcext:value-type="float">
            <text:p>268.0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19784" calcext:value-type="float">
            <text:p>268.0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66416" calcext:value-type="float">
            <text:p>269.2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55392" calcext:value-type="float">
            <text:p>269.4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64464" calcext:value-type="float">
            <text:p>267.3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25168" calcext:value-type="float">
            <text:p>268.4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79648" calcext:value-type="float">
            <text:p>269.9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9852" calcext:value-type="float">
            <text:p>270.0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19856" calcext:value-type="float">
            <text:p>270.1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00528" calcext:value-type="float">
            <text:p>269.4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20696" calcext:value-type="float">
            <text:p>269.2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66416" calcext:value-type="float">
            <text:p>269.2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41448" calcext:value-type="float">
            <text:p>269.1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18944" calcext:value-type="float">
            <text:p>268.9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0792" calcext:value-type="float">
            <text:p>269.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01568" calcext:value-type="float">
            <text:p>270.1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61616" calcext:value-type="float">
            <text:p>268.9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830552" calcext:value-type="float">
            <text:p>268.8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43" calcext:value-type="float">
            <text:p>267.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35352" calcext:value-type="float">
            <text:p>269.1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67968" calcext:value-type="float">
            <text:p>267.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06624" calcext:value-type="float">
            <text:p>269.4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2504" calcext:value-type="float">
            <text:p>268.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1648" calcext:value-type="float">
            <text:p>269.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11296" calcext:value-type="float">
            <text:p>270.2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69208" calcext:value-type="float">
            <text:p>270.2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6304" calcext:value-type="float">
            <text:p>270.6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02808" calcext:value-type="float">
            <text:p>272.4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88864" calcext:value-type="float">
            <text:p>272.0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66232" calcext:value-type="float">
            <text:p>272.3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12664" calcext:value-type="float">
            <text:p>272.0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6052" calcext:value-type="float">
            <text:p>270.8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75504" calcext:value-type="float">
            <text:p>271.8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43928" calcext:value-type="float">
            <text:p>273.7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11952" calcext:value-type="float">
            <text:p>272.4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07024" calcext:value-type="float">
            <text:p>272.6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90032" calcext:value-type="float">
            <text:p>272.2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05328" calcext:value-type="float">
            <text:p>269.7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24528" calcext:value-type="float">
            <text:p>270.9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72128" calcext:value-type="float">
            <text:p>270.7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25568" calcext:value-type="float">
            <text:p>271.6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82512" calcext:value-type="float">
            <text:p>273.0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40296" calcext:value-type="float">
            <text:p>273.6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85816" calcext:value-type="float">
            <text:p>272.0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02808" calcext:value-type="float">
            <text:p>272.4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5612" calcext:value-type="float">
            <text:p>273.7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9516" calcext:value-type="float">
            <text:p>273.6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07936" calcext:value-type="float">
            <text:p>273.8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75192" calcext:value-type="float">
            <text:p>275.4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81288" calcext:value-type="float">
            <text:p>275.4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02752" calcext:value-type="float">
            <text:p>275.0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48928" calcext:value-type="float">
            <text:p>275.6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78496" calcext:value-type="float">
            <text:p>274.4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08264" calcext:value-type="float">
            <text:p>274.9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50552" calcext:value-type="float">
            <text:p>276.4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58144" calcext:value-type="float">
            <text:p>277.7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7908" calcext:value-type="float">
            <text:p>274.5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4672" calcext:value-type="float">
            <text:p>274.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75648" calcext:value-type="float">
            <text:p>276.0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15272" calcext:value-type="float">
            <text:p>276.1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96528" calcext:value-type="float">
            <text:p>275.4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60152" calcext:value-type="float">
            <text:p>277.0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218136" calcext:value-type="float">
            <text:p>279.2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468072" calcext:value-type="float">
            <text:p>279.4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33632" calcext:value-type="float">
            <text:p>278.2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507952" calcext:value-type="float">
            <text:p>278.5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675336" calcext:value-type="float">
            <text:p>279.6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4922" calcext:value-type="float">
            <text:p>280.4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989024" calcext:value-type="float">
            <text:p>280.9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611072" calcext:value-type="float">
            <text:p>280.6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09648" calcext:value-type="float">
            <text:p>281.4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58364" calcext:value-type="float">
            <text:p>280.5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78456" calcext:value-type="float">
            <text:p>281.7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16984" calcext:value-type="float">
            <text:p>283.7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13936" calcext:value-type="float">
            <text:p>283.7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277048" calcext:value-type="float">
            <text:p>287.2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46312" calcext:value-type="float">
            <text:p>288.2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28608" calcext:value-type="float">
            <text:p>288.3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92032" calcext:value-type="float">
            <text:p>288.2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350456" calcext:value-type="float">
            <text:p>286.3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286448" calcext:value-type="float">
            <text:p>286.2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530288" calcext:value-type="float">
            <text:p>286.5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44632" calcext:value-type="float">
            <text:p>290.0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11232" calcext:value-type="float">
            <text:p>289.5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28924" calcext:value-type="float">
            <text:p>287.2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69984" calcext:value-type="float">
            <text:p>288.6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13368" calcext:value-type="float">
            <text:p>288.3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191704" calcext:value-type="float">
            <text:p>287.1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08768" calcext:value-type="float">
            <text:p>289.6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58904" calcext:value-type="float">
            <text:p>291.4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9792" calcext:value-type="float">
            <text:p>289.4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74528" calcext:value-type="float">
            <text:p>289.9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08768" calcext:value-type="float">
            <text:p>289.6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752792" calcext:value-type="float">
            <text:p>286.7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701232" calcext:value-type="float">
            <text:p>285.7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813496" calcext:value-type="float">
            <text:p>287.8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926272" calcext:value-type="float">
            <text:p>287.9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935928" calcext:value-type="float">
            <text:p>285.9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25292" calcext:value-type="float">
            <text:p>286.2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57296" calcext:value-type="float">
            <text:p>286.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116016" calcext:value-type="float">
            <text:p>285.1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21528" calcext:value-type="float">
            <text:p>285.0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3596" calcext:value-type="float">
            <text:p>286.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70312" calcext:value-type="float">
            <text:p>289.7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124" calcext:value-type="float">
            <text:p>289.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76664" calcext:value-type="float">
            <text:p>288.7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44688" calcext:value-type="float">
            <text:p>287.4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237936" calcext:value-type="float">
            <text:p>285.2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335472" calcext:value-type="float">
            <text:p>285.3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48152" calcext:value-type="float">
            <text:p>286.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03184" calcext:value-type="float">
            <text:p>287.6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249616" calcext:value-type="float">
            <text:p>287.2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789368" calcext:value-type="float">
            <text:p>286.7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167832" calcext:value-type="float">
            <text:p>285.1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253944" calcext:value-type="float">
            <text:p>282.2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33904" calcext:value-type="float">
            <text:p>281.9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15944" calcext:value-type="float">
            <text:p>283.0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40888" calcext:value-type="float">
            <text:p>284.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531312" calcext:value-type="float">
            <text:p>282.5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95192" calcext:value-type="float">
            <text:p>283.0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6192" calcext:value-type="float">
            <text:p>282.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12296" calcext:value-type="float">
            <text:p>278.2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0432" calcext:value-type="float">
            <text:p>278.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12168" calcext:value-type="float">
            <text:p>278.7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659584" calcext:value-type="float">
            <text:p>281.6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617168" calcext:value-type="float">
            <text:p>280.6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86944" calcext:value-type="float">
            <text:p>279.5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14168" calcext:value-type="float">
            <text:p>280.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36444" calcext:value-type="float">
            <text:p>279.3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39928" calcext:value-type="float">
            <text:p>279.8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63876" calcext:value-type="float">
            <text:p>279.6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821128" calcext:value-type="float">
            <text:p>281.8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21" calcext:value-type="float">
            <text:p>282.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67432" calcext:value-type="float">
            <text:p>281.9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73856" calcext:value-type="float">
            <text:p>283.0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38552" calcext:value-type="float">
            <text:p>280.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589736" calcext:value-type="float">
            <text:p>280.5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90776" calcext:value-type="float">
            <text:p>281.2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370024" calcext:value-type="float">
            <text:p>281.3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982928" calcext:value-type="float">
            <text:p>280.9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424376" calcext:value-type="float">
            <text:p>283.4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250384" calcext:value-type="float">
            <text:p>284.2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98824" calcext:value-type="float">
            <text:p>283.1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02584" calcext:value-type="float">
            <text:p>282.8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0548" calcext:value-type="float">
            <text:p>286.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8168" calcext:value-type="float">
            <text:p>286.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728408" calcext:value-type="float">
            <text:p>286.7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801304" calcext:value-type="float">
            <text:p>287.8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646112" calcext:value-type="float">
            <text:p>286.6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12056" calcext:value-type="float">
            <text:p>283.9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683712" calcext:value-type="float">
            <text:p>282.6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26232" calcext:value-type="float">
            <text:p>285.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88528" calcext:value-type="float">
            <text:p>287.6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643064" calcext:value-type="float">
            <text:p>286.6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783272" calcext:value-type="float">
            <text:p>286.7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960312" calcext:value-type="float">
            <text:p>285.9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2872" calcext:value-type="float">
            <text:p>283.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409136" calcext:value-type="float">
            <text:p>283.4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655512" calcext:value-type="float">
            <text:p>285.6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680152" calcext:value-type="float">
            <text:p>284.6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570424" calcext:value-type="float">
            <text:p>284.5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762192" calcext:value-type="float">
            <text:p>285.7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451552" calcext:value-type="float">
            <text:p>284.4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4668" calcext:value-type="float">
            <text:p>282.0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601416" calcext:value-type="float">
            <text:p>282.6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39816" calcext:value-type="float">
            <text:p>285.0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792928" calcext:value-type="float">
            <text:p>284.7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415232" calcext:value-type="float">
            <text:p>283.4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628848" calcext:value-type="float">
            <text:p>282.6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18792" calcext:value-type="float">
            <text:p>281.4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190704" calcext:value-type="float">
            <text:p>279.1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04648" calcext:value-type="float">
            <text:p>279.5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973784" calcext:value-type="float">
            <text:p>280.9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4396" calcext:value-type="float">
            <text:p>283.1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461208" calcext:value-type="float">
            <text:p>282.4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641296" calcext:value-type="float">
            <text:p>281.6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647648" calcext:value-type="float">
            <text:p>280.6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272744" calcext:value-type="float">
            <text:p>280.2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778712" calcext:value-type="float">
            <text:p>280.7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14576" calcext:value-type="float">
            <text:p>281.2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726896" calcext:value-type="float">
            <text:p>280.7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504392" calcext:value-type="float">
            <text:p>280.5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038048" calcext:value-type="float">
            <text:p>280.0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4544" calcext:value-type="float">
            <text:p>279.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492456" calcext:value-type="float">
            <text:p>279.4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199848" calcext:value-type="float">
            <text:p>279.1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14632" calcext:value-type="float">
            <text:p>278.6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66576" calcext:value-type="float">
            <text:p>278.1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02696" calcext:value-type="float">
            <text:p>277.6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012" calcext:value-type="float">
            <text:p>276.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27464" calcext:value-type="float">
            <text:p>276.1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94976" calcext:value-type="float">
            <text:p>276.7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98664" calcext:value-type="float">
            <text:p>274.2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50024" calcext:value-type="float">
            <text:p>273.7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32904" calcext:value-type="float">
            <text:p>273.9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41408" calcext:value-type="float">
            <text:p>276.4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108" calcext:value-type="float">
            <text:p>276.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27336" calcext:value-type="float">
            <text:p>276.6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01784" calcext:value-type="float">
            <text:p>276.4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03208" calcext:value-type="float">
            <text:p>275.6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91144" calcext:value-type="float">
            <text:p>275.0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95032" calcext:value-type="float">
            <text:p>274.1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60848" calcext:value-type="float">
            <text:p>271.9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96896" calcext:value-type="float">
            <text:p>269.2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4216" calcext:value-type="float">
            <text:p>270.7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36864" calcext:value-type="float">
            <text:p>275.1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71688" calcext:value-type="float">
            <text:p>274.8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06512" calcext:value-type="float">
            <text:p>274.6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32192" calcext:value-type="float">
            <text:p>274.3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57288" calcext:value-type="float">
            <text:p>273.9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22008" calcext:value-type="float">
            <text:p>273.6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84264" calcext:value-type="float">
            <text:p>273.3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86144" calcext:value-type="float">
            <text:p>273.1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67272" calcext:value-type="float">
            <text:p>273.0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73496" calcext:value-type="float">
            <text:p>272.5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63312" calcext:value-type="float">
            <text:p>271.8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2252" calcext:value-type="float">
            <text:p>271.6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0916" calcext:value-type="float">
            <text:p>271.4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84904" calcext:value-type="float">
            <text:p>270.8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38528" calcext:value-type="float">
            <text:p>268.6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67768" calcext:value-type="float">
            <text:p>266.3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906" calcext:value-type="float">
            <text:p>267.6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58184" calcext:value-type="float">
            <text:p>270.4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92624" calcext:value-type="float">
            <text:p>271.6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89704" calcext:value-type="float">
            <text:p>271.1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4528" calcext:value-type="float">
            <text:p>270.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93136" calcext:value-type="float">
            <text:p>269.6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79704" calcext:value-type="float">
            <text:p>267.3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90144" calcext:value-type="float">
            <text:p>267.0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572" calcext:value-type="float">
            <text:p>267.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22248" calcext:value-type="float">
            <text:p>267.9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94816" calcext:value-type="float">
            <text:p>267.8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08048" calcext:value-type="float">
            <text:p>268.6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52216" calcext:value-type="float">
            <text:p>269.9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812" calcext:value-type="float">
            <text:p>270.7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4904" calcext:value-type="float">
            <text:p>270.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6888" calcext:value-type="float">
            <text:p>269.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2692" calcext:value-type="float">
            <text:p>268.7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88592" calcext:value-type="float">
            <text:p>268.3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80288" calcext:value-type="float">
            <text:p>267.4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7432" calcext:value-type="float">
            <text:p>266.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1148" calcext:value-type="float">
            <text:p>267.1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12192" calcext:value-type="float">
            <text:p>266.7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282424" calcext:value-type="float">
            <text:p>266.2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25808" calcext:value-type="float">
            <text:p>265.9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95072" calcext:value-type="float">
            <text:p>266.8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05512" calcext:value-type="float">
            <text:p>266.6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36632" calcext:value-type="float">
            <text:p>264.1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26776" calcext:value-type="float">
            <text:p>264.5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380472" calcext:value-type="float">
            <text:p>264.3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883648" calcext:value-type="float">
            <text:p>263.8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38968" calcext:value-type="float">
            <text:p>264.5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087864" calcext:value-type="float">
            <text:p>264.0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968736" calcext:value-type="float">
            <text:p>264.9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86112" calcext:value-type="float">
            <text:p>263.7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81964" calcext:value-type="float">
            <text:p>263.8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09912" calcext:value-type="float">
            <text:p>263.7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9208" calcext:value-type="float">
            <text:p>264.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4344" calcext:value-type="float">
            <text:p>263.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52072" calcext:value-type="float">
            <text:p>265.7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92408" calcext:value-type="float">
            <text:p>265.3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91112" calcext:value-type="float">
            <text:p>265.6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92408" calcext:value-type="float">
            <text:p>265.3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38128" calcext:value-type="float">
            <text:p>265.4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27232" calcext:value-type="float">
            <text:p>265.1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87352" calcext:value-type="float">
            <text:p>266.0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86368" calcext:value-type="float">
            <text:p>262.7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24992" calcext:value-type="float">
            <text:p>262.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652256" calcext:value-type="float">
            <text:p>262.6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67664" calcext:value-type="float">
            <text:p>262.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341104" calcext:value-type="float">
            <text:p>263.3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05112" calcext:value-type="float">
            <text:p>263.4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75416" calcext:value-type="float">
            <text:p>265.0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07064" calcext:value-type="float">
            <text:p>265.3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49224" calcext:value-type="float">
            <text:p>267.3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29896" calcext:value-type="float">
            <text:p>266.6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87352" calcext:value-type="float">
            <text:p>266.0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32032" calcext:value-type="float">
            <text:p>265.4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2444" calcext:value-type="float">
            <text:p>264.1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15264" calcext:value-type="float">
            <text:p>261.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594856" calcext:value-type="float">
            <text:p>260.5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0212" calcext:value-type="float">
            <text:p>260.8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68848" calcext:value-type="float">
            <text:p>259.7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900168" calcext:value-type="float">
            <text:p>258.9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19624" calcext:value-type="float">
            <text:p>259.1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778248" calcext:value-type="float">
            <text:p>258.7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79272" calcext:value-type="float">
            <text:p>261.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530336" calcext:value-type="float">
            <text:p>262.5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454392" calcext:value-type="float">
            <text:p>261.4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372608" calcext:value-type="float">
            <text:p>259.3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442968" calcext:value-type="float">
            <text:p>258.4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299712" calcext:value-type="float">
            <text:p>258.2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59832" calcext:value-type="float">
            <text:p>259.2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01904" calcext:value-type="float">
            <text:p>259.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305552" calcext:value-type="float">
            <text:p>259.3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71424" calcext:value-type="float">
            <text:p>258.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95824" calcext:value-type="float">
            <text:p>259.1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193032" calcext:value-type="float">
            <text:p>258.1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43808" calcext:value-type="float">
            <text:p>257.5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686808" calcext:value-type="float">
            <text:p>258.6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57708" calcext:value-type="float">
            <text:p>258.5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730248" calcext:value-type="float">
            <text:p>255.7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721104" calcext:value-type="float">
            <text:p>255.7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02688" calcext:value-type="float">
            <text:p>256.2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12928" calcext:value-type="float">
            <text:p>257.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748024" calcext:value-type="float">
            <text:p>257.7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376168" calcext:value-type="float">
            <text:p>257.3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354832" calcext:value-type="float">
            <text:p>257.3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918712" calcext:value-type="float">
            <text:p>257.9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5568" calcext:value-type="float">
            <text:p>256.3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223768" calcext:value-type="float">
            <text:p>257.2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555744" calcext:value-type="float">
            <text:p>258.5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2512" calcext:value-type="float">
            <text:p>257.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067808" calcext:value-type="float">
            <text:p>259.0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055872" calcext:value-type="float">
            <text:p>258.0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01792" calcext:value-type="float">
            <text:p>259.7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098288" calcext:value-type="float">
            <text:p>259.0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473704" calcext:value-type="float">
            <text:p>257.4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592064" calcext:value-type="float">
            <text:p>259.5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930648" calcext:value-type="float">
            <text:p>258.9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814824" calcext:value-type="float">
            <text:p>258.8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860288" calcext:value-type="float">
            <text:p>259.8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3086" calcext:value-type="float">
            <text:p>259.3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90312" calcext:value-type="float">
            <text:p>259.2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26304" calcext:value-type="float">
            <text:p>259.2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982208" calcext:value-type="float">
            <text:p>259.9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98272" calcext:value-type="float">
            <text:p>257.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13984" calcext:value-type="float">
            <text:p>259.7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973064" calcext:value-type="float">
            <text:p>259.9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2572" calcext:value-type="float">
            <text:p>259.1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22472" calcext:value-type="float">
            <text:p>257.5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1028" calcext:value-type="float">
            <text:p>257.5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345432" calcext:value-type="float">
            <text:p>258.3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208528" calcext:value-type="float">
            <text:p>257.2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01336" calcext:value-type="float">
            <text:p>259.1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631688" calcext:value-type="float">
            <text:p>259.6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17032" calcext:value-type="float">
            <text:p>259.7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835904" calcext:value-type="float">
            <text:p>259.8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027928" calcext:value-type="float">
            <text:p>260.0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686552" calcext:value-type="float">
            <text:p>259.6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485384" calcext:value-type="float">
            <text:p>259.4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17728" calcext:value-type="float">
            <text:p>260.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479032" calcext:value-type="float">
            <text:p>260.4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314184" calcext:value-type="float">
            <text:p>261.3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914896" calcext:value-type="float">
            <text:p>260.9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018784" calcext:value-type="float">
            <text:p>260.0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460744" calcext:value-type="float">
            <text:p>260.4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31444" calcext:value-type="float">
            <text:p>260.3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354064" calcext:value-type="float">
            <text:p>260.3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905752" calcext:value-type="float">
            <text:p>260.9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094472" calcext:value-type="float">
            <text:p>262.0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018528" calcext:value-type="float">
            <text:p>261.0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9356" calcext:value-type="float">
            <text:p>260.8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347456" calcext:value-type="float">
            <text:p>262.3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136888" calcext:value-type="float">
            <text:p>263.1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92464" calcext:value-type="float">
            <text:p>262.7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838952" calcext:value-type="float">
            <text:p>259.8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366256" calcext:value-type="float">
            <text:p>260.3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05168" calcext:value-type="float">
            <text:p>260.8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11264" calcext:value-type="float">
            <text:p>260.8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902704" calcext:value-type="float">
            <text:p>260.9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033512" calcext:value-type="float">
            <text:p>262.0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29564" calcext:value-type="float">
            <text:p>262.2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78264" calcext:value-type="float">
            <text:p>263.4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957056" calcext:value-type="float">
            <text:p>262.9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563864" calcext:value-type="float">
            <text:p>262.5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98728" calcext:value-type="float">
            <text:p>263.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506208" calcext:value-type="float">
            <text:p>261.5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15848" calcext:value-type="float">
            <text:p>262.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384288" calcext:value-type="float">
            <text:p>261.3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307832" calcext:value-type="float">
            <text:p>262.3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98432" calcext:value-type="float">
            <text:p>263.2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80016" calcext:value-type="float">
            <text:p>263.7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95584" calcext:value-type="float">
            <text:p>264.8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11864" calcext:value-type="float">
            <text:p>265.6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453624" calcext:value-type="float">
            <text:p>264.4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42016" calcext:value-type="float">
            <text:p>264.5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31672" calcext:value-type="float">
            <text:p>263.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990072" calcext:value-type="float">
            <text:p>264.9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09784" calcext:value-type="float">
            <text:p>264.2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83488" calcext:value-type="float">
            <text:p>263.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37344" calcext:value-type="float">
            <text:p>263.7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2528" calcext:value-type="float">
            <text:p>263.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344152" calcext:value-type="float">
            <text:p>263.3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89" calcext:value-type="float">
            <text:p>26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74176" calcext:value-type="float">
            <text:p>262.7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12376" calcext:value-type="float">
            <text:p>263.6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42272" calcext:value-type="float">
            <text:p>263.5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09072" calcext:value-type="float">
            <text:p>264.6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69448" calcext:value-type="float">
            <text:p>264.5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447528" calcext:value-type="float">
            <text:p>264.4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7412" calcext:value-type="float">
            <text:p>265.3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04144" calcext:value-type="float">
            <text:p>264.8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944608" calcext:value-type="float">
            <text:p>263.9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95584" calcext:value-type="float">
            <text:p>264.8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042144" calcext:value-type="float">
            <text:p>264.0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32544" calcext:value-type="float">
            <text:p>263.4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54464" calcext:value-type="float">
            <text:p>263.5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35664" calcext:value-type="float">
            <text:p>265.5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93704" calcext:value-type="float">
            <text:p>265.0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43512" calcext:value-type="float">
            <text:p>265.8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35592" calcext:value-type="float">
            <text:p>263.4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889744" calcext:value-type="float">
            <text:p>263.8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77296" calcext:value-type="float">
            <text:p>264.8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18216" calcext:value-type="float">
            <text:p>264.6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55064" calcext:value-type="float">
            <text:p>268.3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17632" calcext:value-type="float">
            <text:p>264.5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72496" calcext:value-type="float">
            <text:p>264.5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5888" calcext:value-type="float">
            <text:p>265.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666" calcext:value-type="float">
            <text:p>266.1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27432" calcext:value-type="float">
            <text:p>266.7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64848" calcext:value-type="float">
            <text:p>265.8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62968" calcext:value-type="float">
            <text:p>266.0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04344" calcext:value-type="float">
            <text:p>266.4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3048" calcext:value-type="float">
            <text:p>266.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72696" calcext:value-type="float">
            <text:p>266.1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47928" calcext:value-type="float">
            <text:p>267.6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75032" calcext:value-type="float">
            <text:p>266.5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46048" calcext:value-type="float">
            <text:p>267.8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9144" calcext:value-type="float">
            <text:p>266.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26392" calcext:value-type="float">
            <text:p>266.0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935208" calcext:value-type="float">
            <text:p>264.9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87608" calcext:value-type="float">
            <text:p>265.0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462768" calcext:value-type="float">
            <text:p>264.4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362184" calcext:value-type="float">
            <text:p>264.3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96264" calcext:value-type="float">
            <text:p>264.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92608" calcext:value-type="float">
            <text:p>266.9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54864" calcext:value-type="float">
            <text:p>266.7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88648" calcext:value-type="float">
            <text:p>265.7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65432" calcext:value-type="float">
            <text:p>265.9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16408" calcext:value-type="float">
            <text:p>266.9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45008" calcext:value-type="float">
            <text:p>267.1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16936" calcext:value-type="float">
            <text:p>269.6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26392" calcext:value-type="float">
            <text:p>266.0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291568" calcext:value-type="float">
            <text:p>266.2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" calcext:value-type="float">
            <text:p>26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90856" calcext:value-type="float">
            <text:p>266.6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572" calcext:value-type="float">
            <text:p>267.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34896" calcext:value-type="float">
            <text:p>268.5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74648" calcext:value-type="float">
            <text:p>268.0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77696" calcext:value-type="float">
            <text:p>268.0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03704" calcext:value-type="float">
            <text:p>268.9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55848" calcext:value-type="float">
            <text:p>270.0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48" calcext:value-type="float">
            <text:p>269.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46376" calcext:value-type="float">
            <text:p>268.9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43912" calcext:value-type="float">
            <text:p>269.0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15768" calcext:value-type="float">
            <text:p>269.4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35224" calcext:value-type="float">
            <text:p>269.6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14472" calcext:value-type="float">
            <text:p>269.7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67584" calcext:value-type="float">
            <text:p>269.4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94888" calcext:value-type="float">
            <text:p>269.9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94176" calcext:value-type="float">
            <text:p>270.3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1668" calcext:value-type="float">
            <text:p>270.6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64352" calcext:value-type="float">
            <text:p>272.5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95288" calcext:value-type="float">
            <text:p>273.1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41464" calcext:value-type="float">
            <text:p>273.8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02424" calcext:value-type="float">
            <text:p>273.9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30896" calcext:value-type="float">
            <text:p>274.6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36336" calcext:value-type="float">
            <text:p>272.4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10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70904" calcext:value-type="float">
            <text:p>273.1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14632" calcext:value-type="float">
            <text:p>278.6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26824" calcext:value-type="float">
            <text:p>278.6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99976" calcext:value-type="float">
            <text:p>278.6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7572" calcext:value-type="float">
            <text:p>278.1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4608" calcext:value-type="float">
            <text:p>277.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34528" calcext:value-type="float">
            <text:p>274.7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83424" calcext:value-type="float">
            <text:p>274.2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66832" calcext:value-type="float">
            <text:p>277.1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536" calcext:value-type="float">
            <text:p>276.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52232" calcext:value-type="float">
            <text:p>274.6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63128" calcext:value-type="float">
            <text:p>274.9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3064" calcext:value-type="float">
            <text:p>275.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82456" calcext:value-type="float">
            <text:p>275.6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51648" calcext:value-type="float">
            <text:p>274.5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03976" calcext:value-type="float">
            <text:p>272.6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73952" calcext:value-type="float">
            <text:p>273.1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86728" calcext:value-type="float">
            <text:p>273.2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69864" calcext:value-type="float">
            <text:p>272.4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48584" calcext:value-type="float">
            <text:p>269.8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14856" calcext:value-type="float">
            <text:p>268.2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98448" calcext:value-type="float">
            <text:p>267.9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56288" calcext:value-type="float">
            <text:p>265.9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58752" calcext:value-type="float">
            <text:p>265.8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0752" calcext:value-type="float">
            <text:p>265.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01752" calcext:value-type="float">
            <text:p>267.0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237728" calcext:value-type="float">
            <text:p>262.2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637272" calcext:value-type="float">
            <text:p>261.6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436104" calcext:value-type="float">
            <text:p>261.4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56412" calcext:value-type="float">
            <text:p>261.5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649464" calcext:value-type="float">
            <text:p>261.6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71652" calcext:value-type="float">
            <text:p>261.7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076184" calcext:value-type="float">
            <text:p>262.0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2236" calcext:value-type="float">
            <text:p>262.7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41688" calcext:value-type="float">
            <text:p>263.4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65104" calcext:value-type="float">
            <text:p>264.8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13032" calcext:value-type="float">
            <text:p>265.8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77696" calcext:value-type="float">
            <text:p>268.0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24328" calcext:value-type="float">
            <text:p>269.3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89648" calcext:value-type="float">
            <text:p>273.7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41008" calcext:value-type="float">
            <text:p>273.2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7408" calcext:value-type="float">
            <text:p>272.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56176" calcext:value-type="float">
            <text:p>271.1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03632" calcext:value-type="float">
            <text:p>266.8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70688" calcext:value-type="float">
            <text:p>266.8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86968" calcext:value-type="float">
            <text:p>267.5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5844" calcext:value-type="float">
            <text:p>269.4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48456" calcext:value-type="float">
            <text:p>270.3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48328" calcext:value-type="float">
            <text:p>270.8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13304" calcext:value-type="float">
            <text:p>269.5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20512" calcext:value-type="float">
            <text:p>272.3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54296" calcext:value-type="float">
            <text:p>271.3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59936" calcext:value-type="float">
            <text:p>270.7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4636" calcext:value-type="float">
            <text:p>264.2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08744" calcext:value-type="float">
            <text:p>263.5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695184" calcext:value-type="float">
            <text:p>261.6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55832" calcext:value-type="float">
            <text:p>265.3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33712" calcext:value-type="float">
            <text:p>263.6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29696" calcext:value-type="float">
            <text:p>265.0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4196" calcext:value-type="float">
            <text:p>267.1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36176" calcext:value-type="float">
            <text:p>263.5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532128" calcext:value-type="float">
            <text:p>255.5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0884" calcext:value-type="float">
            <text:p>253.6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901192" calcext:value-type="float">
            <text:p>254.9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720848" calcext:value-type="float">
            <text:p>256.7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870456" calcext:value-type="float">
            <text:p>255.8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132328" calcext:value-type="float">
            <text:p>257.1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1656" calcext:value-type="float">
            <text:p>258.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31088" calcext:value-type="float">
            <text:p>262.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513072" calcext:value-type="float">
            <text:p>258.5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0612" calcext:value-type="float">
            <text:p>261.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43636" calcext:value-type="float">
            <text:p>260.4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484616" calcext:value-type="float">
            <text:p>262.4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61984" calcext:value-type="float">
            <text:p>262.7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210552" calcext:value-type="float">
            <text:p>261.2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689088" calcext:value-type="float">
            <text:p>261.6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207504" calcext:value-type="float">
            <text:p>261.2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95452" calcext:value-type="float">
            <text:p>260.9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697976" calcext:value-type="float">
            <text:p>262.6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69176" calcext:value-type="float">
            <text:p>260.8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53936" calcext:value-type="float">
            <text:p>260.8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948424" calcext:value-type="float">
            <text:p>260.9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810752" calcext:value-type="float">
            <text:p>262.8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05" calcext:value-type="float">
            <text:p>268.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72024" calcext:value-type="float">
            <text:p>259.2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84216" calcext:value-type="float">
            <text:p>259.2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183376" calcext:value-type="float">
            <text:p>260.1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634224" calcext:value-type="float">
            <text:p>261.6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378192" calcext:value-type="float">
            <text:p>261.3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44592" calcext:value-type="float">
            <text:p>259.2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859776" calcext:value-type="float">
            <text:p>261.8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23256" calcext:value-type="float">
            <text:p>259.2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25024" calcext:value-type="float">
            <text:p>264.2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023856" calcext:value-type="float">
            <text:p>264.0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4532" calcext:value-type="float">
            <text:p>263.5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66928" calcext:value-type="float">
            <text:p>267.2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23216" calcext:value-type="float">
            <text:p>266.5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59664" calcext:value-type="float">
            <text:p>267.0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86328" calcext:value-type="float">
            <text:p>270.0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72712" calcext:value-type="float">
            <text:p>270.8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85032" calcext:value-type="float">
            <text:p>270.3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7744" calcext:value-type="float">
            <text:p>269.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8516" calcext:value-type="float">
            <text:p>269.8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62072" calcext:value-type="float">
            <text:p>269.5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20368" calcext:value-type="float">
            <text:p>268.1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53952" calcext:value-type="float">
            <text:p>265.5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0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26264" calcext:value-type="float">
            <text:p>266.5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1376" calcext:value-type="float">
            <text:p>270.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4128" calcext:value-type="float">
            <text:p>276.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23432" calcext:value-type="float">
            <text:p>272.8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08448" calcext:value-type="float">
            <text:p>271.8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73368" calcext:value-type="float">
            <text:p>273.0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3108" calcext:value-type="float">
            <text:p>271.5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43256" calcext:value-type="float">
            <text:p>266.8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65832" calcext:value-type="float">
            <text:p>269.1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41376" calcext:value-type="float">
            <text:p>267.0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41832" calcext:value-type="float">
            <text:p>267.6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8056" calcext:value-type="float">
            <text:p>271.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06968" calcext:value-type="float">
            <text:p>275.2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08848" calcext:value-type="float">
            <text:p>275.0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6264" calcext:value-type="float">
            <text:p>274.1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77784" calcext:value-type="float">
            <text:p>274.8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64168" calcext:value-type="float">
            <text:p>275.6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15528" calcext:value-type="float">
            <text:p>275.1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52816" calcext:value-type="float">
            <text:p>274.7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64808" calcext:value-type="float">
            <text:p>273.1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31536" calcext:value-type="float">
            <text:p>272.1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8412" calcext:value-type="float">
            <text:p>269.1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98776" calcext:value-type="float">
            <text:p>269.0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88664" calcext:value-type="float">
            <text:p>270.4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19072" calcext:value-type="float">
            <text:p>268.4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44424" calcext:value-type="float">
            <text:p>267.0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14784" calcext:value-type="float">
            <text:p>266.1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97592" calcext:value-type="float">
            <text:p>264.1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463536" calcext:value-type="float">
            <text:p>261.4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49504" calcext:value-type="float">
            <text:p>257.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11304" calcext:value-type="float">
            <text:p>253.5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227328" calcext:value-type="float">
            <text:p>255.2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50672" calcext:value-type="float">
            <text:p>254.5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440688" calcext:value-type="float">
            <text:p>255.4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7176" calcext:value-type="float">
            <text:p>256.2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946912" calcext:value-type="float">
            <text:p>254.9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361952" calcext:value-type="float">
            <text:p>253.3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139448" calcext:value-type="float">
            <text:p>253.1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121416" calcext:value-type="float">
            <text:p>252.1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87888" calcext:value-type="float">
            <text:p>252.0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2888" calcext:value-type="float">
            <text:p>253.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737112" calcext:value-type="float">
            <text:p>252.7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340616" calcext:value-type="float">
            <text:p>253.3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32512" calcext:value-type="float">
            <text:p>254.0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182376" calcext:value-type="float">
            <text:p>252.1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316232" calcext:value-type="float">
            <text:p>253.3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839976" calcext:value-type="float">
            <text:p>255.8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9424" calcext:value-type="float">
            <text:p>253.7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97816" calcext:value-type="float">
            <text:p>251.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072392" calcext:value-type="float">
            <text:p>253.0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6792" calcext:value-type="float">
            <text:p>252.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905008" calcext:value-type="float">
            <text:p>251.9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62408" calcext:value-type="float">
            <text:p>253.9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319536" calcext:value-type="float">
            <text:p>252.3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215648" calcext:value-type="float">
            <text:p>253.2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4892" calcext:value-type="float">
            <text:p>254.2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28752" calcext:value-type="float">
            <text:p>254.4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730504" calcext:value-type="float">
            <text:p>254.7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74488" calcext:value-type="float">
            <text:p>259.1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089656" calcext:value-type="float">
            <text:p>257.0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037584" calcext:value-type="float">
            <text:p>258.0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366512" calcext:value-type="float">
            <text:p>259.3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927088" calcext:value-type="float">
            <text:p>260.9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055616" calcext:value-type="float">
            <text:p>259.0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551928" calcext:value-type="float">
            <text:p>261.5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65912" calcext:value-type="float">
            <text:p>259.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305552" calcext:value-type="float">
            <text:p>259.3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786624" calcext:value-type="float">
            <text:p>261.7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77096" calcext:value-type="float">
            <text:p>263.2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42856" calcext:value-type="float">
            <text:p>263.6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60904" calcext:value-type="float">
            <text:p>269.3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7284" calcext:value-type="float">
            <text:p>270.3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64736" calcext:value-type="float">
            <text:p>271.0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0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81144" calcext:value-type="float">
            <text:p>271.2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40936" calcext:value-type="float">
            <text:p>271.1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39256" calcext:value-type="float">
            <text:p>272.9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55808" calcext:value-type="float">
            <text:p>277.3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61776" calcext:value-type="float">
            <text:p>277.8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443688" calcext:value-type="float">
            <text:p>279.4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90376" calcext:value-type="float">
            <text:p>278.0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24416" calcext:value-type="float">
            <text:p>276.1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53144" calcext:value-type="float">
            <text:p>275.8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8804" calcext:value-type="float">
            <text:p>277.6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56776" calcext:value-type="float">
            <text:p>275.9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10656" calcext:value-type="float">
            <text:p>272.7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19672" calcext:value-type="float">
            <text:p>273.2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27464" calcext:value-type="float">
            <text:p>276.1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1812" calcext:value-type="float">
            <text:p>274.5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5696" calcext:value-type="float">
            <text:p>272.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5948" calcext:value-type="float">
            <text:p>270.1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0792" calcext:value-type="float">
            <text:p>269.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57656" calcext:value-type="float">
            <text:p>267.7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04344" calcext:value-type="float">
            <text:p>266.4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670544" calcext:value-type="float">
            <text:p>262.6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763008" calcext:value-type="float">
            <text:p>258.7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650488" calcext:value-type="float">
            <text:p>257.6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467096" calcext:value-type="float">
            <text:p>259.4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967736" calcext:value-type="float">
            <text:p>256.9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75128" calcext:value-type="float">
            <text:p>256.6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79984" calcext:value-type="float">
            <text:p>257.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6896" calcext:value-type="float">
            <text:p>254.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121672" calcext:value-type="float">
            <text:p>251.1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340616" calcext:value-type="float">
            <text:p>253.3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85808" calcext:value-type="float">
            <text:p>250.6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075952" calcext:value-type="float">
            <text:p>251.0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97232" calcext:value-type="float">
            <text:p>250.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798328" calcext:value-type="float">
            <text:p>251.7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383544" calcext:value-type="float">
            <text:p>252.3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36072" calcext:value-type="float">
            <text:p>252.0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709936" calcext:value-type="float">
            <text:p>251.7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743208" calcext:value-type="float">
            <text:p>252.7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75056" calcext:value-type="float">
            <text:p>254.5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77008" calcext:value-type="float">
            <text:p>256.4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489456" calcext:value-type="float">
            <text:p>255.4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578872" calcext:value-type="float">
            <text:p>251.5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024136" calcext:value-type="float">
            <text:p>251.0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996704" calcext:value-type="float">
            <text:p>250.9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243336" calcext:value-type="float">
            <text:p>252.2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57608" calcext:value-type="float">
            <text:p>250.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813312" calcext:value-type="float">
            <text:p>252.8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09736" calcext:value-type="float">
            <text:p>250.1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7944" calcext:value-type="float">
            <text:p>246.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49232" calcext:value-type="float">
            <text:p>250.6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56668" calcext:value-type="float">
            <text:p>251.5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935232" calcext:value-type="float">
            <text:p>252.9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06688" calcext:value-type="float">
            <text:p>250.1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773944" calcext:value-type="float">
            <text:p>251.7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853192" calcext:value-type="float">
            <text:p>251.8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304296" calcext:value-type="float">
            <text:p>252.3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307344" calcext:value-type="float">
            <text:p>252.3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325888" calcext:value-type="float">
            <text:p>251.3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484128" calcext:value-type="float">
            <text:p>252.4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87732" calcext:value-type="float">
            <text:p>252.8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661168" calcext:value-type="float">
            <text:p>251.6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407928" calcext:value-type="float">
            <text:p>252.4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223768" calcext:value-type="float">
            <text:p>257.2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760984" calcext:value-type="float">
            <text:p>254.7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181096" calcext:value-type="float">
            <text:p>257.1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36144" calcext:value-type="float">
            <text:p>255.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58064" calcext:value-type="float">
            <text:p>256.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64816" calcext:value-type="float">
            <text:p>256.4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90184" calcext:value-type="float">
            <text:p>259.7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549136" calcext:value-type="float">
            <text:p>260.5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298944" calcext:value-type="float">
            <text:p>261.2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0-2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40592" calcext:value-type="float">
            <text:p>265.3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615936" calcext:value-type="float">
            <text:p>261.6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04824" calcext:value-type="float">
            <text:p>264.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59464" calcext:value-type="float">
            <text:p>265.4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78024" calcext:value-type="float">
            <text:p>269.1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9812" calcext:value-type="float">
            <text:p>266.8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6764" calcext:value-type="float">
            <text:p>266.8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10584" calcext:value-type="float">
            <text:p>270.6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75432" calcext:value-type="float">
            <text:p>269.7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6636" calcext:value-type="float">
            <text:p>271.8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88168" calcext:value-type="float">
            <text:p>277.1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602184" calcext:value-type="float">
            <text:p>279.6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4796" calcext:value-type="float">
            <text:p>277.0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37648" calcext:value-type="float">
            <text:p>276.8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44384" calcext:value-type="float">
            <text:p>274.3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71504" calcext:value-type="float">
            <text:p>277.9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16512" calcext:value-type="float">
            <text:p>278.4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14888" calcext:value-type="float">
            <text:p>277.6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4964" calcext:value-type="float">
            <text:p>275.2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34784" calcext:value-type="float">
            <text:p>273.7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47032" calcext:value-type="float">
            <text:p>271.1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49936" calcext:value-type="float">
            <text:p>266.9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17372" calcext:value-type="float">
            <text:p>262.1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585456" calcext:value-type="float">
            <text:p>261.5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847584" calcext:value-type="float">
            <text:p>261.8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37544" calcext:value-type="float">
            <text:p>265.3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04088" calcext:value-type="float">
            <text:p>267.4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4844" calcext:value-type="float">
            <text:p>265.6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61728" calcext:value-type="float">
            <text:p>263.7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96408" calcext:value-type="float">
            <text:p>259.2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965712" calcext:value-type="float">
            <text:p>252.9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02616" calcext:value-type="float">
            <text:p>254.1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681736" calcext:value-type="float">
            <text:p>254.6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99424" calcext:value-type="float">
            <text:p>249.8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76136" calcext:value-type="float">
            <text:p>247.9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78744" calcext:value-type="float">
            <text:p>252.0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81976" calcext:value-type="float">
            <text:p>248.9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81776" calcext:value-type="float">
            <text:p>247.3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39288" calcext:value-type="float">
            <text:p>244.2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72232" calcext:value-type="float">
            <text:p>244.1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85592" calcext:value-type="float">
            <text:p>244.3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33392" calcext:value-type="float">
            <text:p>245.8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5648" calcext:value-type="float">
            <text:p>246.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25288" calcext:value-type="float">
            <text:p>246.5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50128" calcext:value-type="float">
            <text:p>247.1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3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1264" calcext:value-type="float">
            <text:p>245.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37608" calcext:value-type="float">
            <text:p>246.0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14976" calcext:value-type="float">
            <text:p>246.3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98184" calcext:value-type="float">
            <text:p>247.5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72504" calcext:value-type="float">
            <text:p>247.8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420632" calcext:value-type="float">
            <text:p>250.4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935488" calcext:value-type="float">
            <text:p>251.9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834904" calcext:value-type="float">
            <text:p>251.8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72492" calcext:value-type="float">
            <text:p>252.7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813312" calcext:value-type="float">
            <text:p>252.8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017528" calcext:value-type="float">
            <text:p>253.0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1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325376" calcext:value-type="float">
            <text:p>253.3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37384" calcext:value-type="float">
            <text:p>256.4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36144" calcext:value-type="float">
            <text:p>254.1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91592" calcext:value-type="float">
            <text:p>254.2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12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22072" calcext:value-type="float">
            <text:p>254.3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204" calcext:value-type="float">
            <text:p>256.3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10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34456" calcext:value-type="float">
            <text:p>272.6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16696" calcext:value-type="float">
            <text:p>275.3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064" calcext:value-type="float">
            <text:p>279.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27408" calcext:value-type="float">
            <text:p>278.7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90724" calcext:value-type="float">
            <text:p>278.9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8052" calcext:value-type="float">
            <text:p>278.4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56192" calcext:value-type="float">
            <text:p>275.8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34056" calcext:value-type="float">
            <text:p>269.4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36536" calcext:value-type="float">
            <text:p>274.0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11968" calcext:value-type="float">
            <text:p>277.1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8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43416" calcext:value-type="float">
            <text:p>275.7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95544" calcext:value-type="float">
            <text:p>272.1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31296" calcext:value-type="float">
            <text:p>277.8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706072" calcext:value-type="float">
            <text:p>278.7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7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36864" calcext:value-type="float">
            <text:p>275.1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7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2376" calcext:value-type="float">
            <text:p>273.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76872" calcext:value-type="float">
            <text:p>273.6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53712" calcext:value-type="float">
            <text:p>271.2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7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61944" calcext:value-type="float">
            <text:p>270.0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47488" calcext:value-type="float">
            <text:p>271.7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49168" calcext:value-type="float">
            <text:p>269.9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1248" calcext:value-type="float">
            <text:p>275.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29656" calcext:value-type="float">
            <text:p>272.3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32888" calcext:value-type="float">
            <text:p>269.2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52728" calcext:value-type="float">
            <text:p>267.9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81272" calcext:value-type="float">
            <text:p>270.7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25808" calcext:value-type="float">
            <text:p>265.9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91368" calcext:value-type="float">
            <text:p>264.6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69188" calcext:value-type="float">
            <text:p>262.6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640832" calcext:value-type="float">
            <text:p>259.6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4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41528" calcext:value-type="float">
            <text:p>259.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603488" calcext:value-type="float">
            <text:p>262.6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31444" calcext:value-type="float">
            <text:p>260.3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56184" calcext:value-type="float">
            <text:p>258.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871712" calcext:value-type="float">
            <text:p>262.8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674104" calcext:value-type="float">
            <text:p>260.6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07232" calcext:value-type="float">
            <text:p>257.5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473448" calcext:value-type="float">
            <text:p>258.4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155944" calcext:value-type="float">
            <text:p>260.1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469376" calcext:value-type="float">
            <text:p>262.4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247384" calcext:value-type="float">
            <text:p>260.2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07888" calcext:value-type="float">
            <text:p>259.7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427216" calcext:value-type="float">
            <text:p>260.4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762496" calcext:value-type="float">
            <text:p>260.7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009384" calcext:value-type="float">
            <text:p>261.0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976112" calcext:value-type="float">
            <text:p>259.9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067552" calcext:value-type="float">
            <text:p>260.0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189216" calcext:value-type="float">
            <text:p>261.1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862824" calcext:value-type="float">
            <text:p>261.8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7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063992" calcext:value-type="float">
            <text:p>262.0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2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816592" calcext:value-type="float">
            <text:p>263.8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32544" calcext:value-type="float">
            <text:p>263.4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12704" calcext:value-type="float">
            <text:p>264.7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58424" calcext:value-type="float">
            <text:p>264.7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73208" calcext:value-type="float">
            <text:p>264.1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00584" calcext:value-type="float">
            <text:p>266.8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3736" calcext:value-type="float">
            <text:p>270.6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91128" calcext:value-type="float">
            <text:p>270.3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98008" calcext:value-type="float">
            <text:p>272.0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79008" calcext:value-type="float">
            <text:p>272.4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41008" calcext:value-type="float">
            <text:p>273.2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3544" calcext:value-type="float">
            <text:p>275.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388312" calcext:value-type="float">
            <text:p>281.3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53792" calcext:value-type="float">
            <text:p>280.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17936" calcext:value-type="float">
            <text:p>277.6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55936" calcext:value-type="float">
            <text:p>276.8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11712" calcext:value-type="float">
            <text:p>278.1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45824" calcext:value-type="float">
            <text:p>278.2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76104" calcext:value-type="float">
            <text:p>276.6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45824" calcext:value-type="float">
            <text:p>278.2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153872" calcext:value-type="float">
            <text:p>280.1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68384" calcext:value-type="float">
            <text:p>275.8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9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8168" calcext:value-type="float">
            <text:p>273.3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87056" calcext:value-type="float">
            <text:p>274.3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8168" calcext:value-type="float">
            <text:p>273.3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59496" calcext:value-type="float">
            <text:p>274.8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52376" calcext:value-type="float">
            <text:p>278.8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851864" calcext:value-type="float">
            <text:p>280.8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0432" calcext:value-type="float">
            <text:p>278.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41992" calcext:value-type="float">
            <text:p>276.5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36608" calcext:value-type="float">
            <text:p>276.1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87896" calcext:value-type="float">
            <text:p>273.4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13448" calcext:value-type="float">
            <text:p>273.7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19016" calcext:value-type="float">
            <text:p>271.0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94688" calcext:value-type="float">
            <text:p>268.3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6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53368" calcext:value-type="float">
            <text:p>265.4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100824" calcext:value-type="float">
            <text:p>261.1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489456" calcext:value-type="float">
            <text:p>255.4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38964" calcext:value-type="float">
            <text:p>252.3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48108" calcext:value-type="float">
            <text:p>252.4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78088" calcext:value-type="float">
            <text:p>249.8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527312" calcext:value-type="float">
            <text:p>250.5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267976" calcext:value-type="float">
            <text:p>251.2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648976" calcext:value-type="float">
            <text:p>251.6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870456" calcext:value-type="float">
            <text:p>255.8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89128" calcext:value-type="float">
            <text:p>257.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07232" calcext:value-type="float">
            <text:p>257.5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171952" calcext:value-type="float">
            <text:p>257.1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200408" calcext:value-type="float">
            <text:p>253.2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508" calcext:value-type="float">
            <text:p>254.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891792" calcext:value-type="float">
            <text:p>255.8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7176" calcext:value-type="float">
            <text:p>256.2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837184" calcext:value-type="float">
            <text:p>254.8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928624" calcext:value-type="float">
            <text:p>254.9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611632" calcext:value-type="float">
            <text:p>254.6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9652" calcext:value-type="float">
            <text:p>254.0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4224" calcext:value-type="float">
            <text:p>254.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017016" calcext:value-type="float">
            <text:p>255.0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85852" calcext:value-type="float">
            <text:p>254.8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779016" calcext:value-type="float">
            <text:p>255.7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03784" calcext:value-type="float">
            <text:p>257.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260344" calcext:value-type="float">
            <text:p>257.2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171952" calcext:value-type="float">
            <text:p>257.1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07232" calcext:value-type="float">
            <text:p>257.5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854448" calcext:value-type="float">
            <text:p>258.8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385056" calcext:value-type="float">
            <text:p>258.3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07232" calcext:value-type="float">
            <text:p>257.5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631944" calcext:value-type="float">
            <text:p>258.6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14112" calcext:value-type="float">
            <text:p>259.2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909056" calcext:value-type="float">
            <text:p>259.9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180328" calcext:value-type="float">
            <text:p>260.1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088376" calcext:value-type="float">
            <text:p>262.0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16264" calcext:value-type="float">
            <text:p>262.7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301992" calcext:value-type="float">
            <text:p>261.3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96608" calcext:value-type="float">
            <text:p>260.8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88772" calcext:value-type="float">
            <text:p>259.8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348224" calcext:value-type="float">
            <text:p>259.3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436104" calcext:value-type="float">
            <text:p>261.4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5946" calcext:value-type="float">
            <text:p>261.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871712" calcext:value-type="float">
            <text:p>262.8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030208" calcext:value-type="float">
            <text:p>263.0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32032" calcext:value-type="float">
            <text:p>265.4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03576" calcext:value-type="float">
            <text:p>269.4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57472" calcext:value-type="float">
            <text:p>270.8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67216" calcext:value-type="float">
            <text:p>275.6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095192" calcext:value-type="float">
            <text:p>283.0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179512" calcext:value-type="float">
            <text:p>287.1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878016" calcext:value-type="float">
            <text:p>285.8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9024" calcext:value-type="float">
            <text:p>285.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94352" calcext:value-type="float">
            <text:p>283.9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7688" calcext:value-type="float">
            <text:p>283.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074368" calcext:value-type="float">
            <text:p>281.0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56264" calcext:value-type="float">
            <text:p>277.9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16112" calcext:value-type="float">
            <text:p>275.2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05728" calcext:value-type="float">
            <text:p>272.9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00344" calcext:value-type="float">
            <text:p>272.5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88792" calcext:value-type="float">
            <text:p>269.9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92624" calcext:value-type="float">
            <text:p>271.6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3128" calcext:value-type="float">
            <text:p>273.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45408" calcext:value-type="float">
            <text:p>270.3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69136" calcext:value-type="float">
            <text:p>268.1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8748" calcext:value-type="float">
            <text:p>265.5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50316" calcext:value-type="float">
            <text:p>261.5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787392" calcext:value-type="float">
            <text:p>258.7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5568" calcext:value-type="float">
            <text:p>256.3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11032" calcext:value-type="float">
            <text:p>249.8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63488" calcext:value-type="float">
            <text:p>247.3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76776" calcext:value-type="float">
            <text:p>245.4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68544" calcext:value-type="float">
            <text:p>246.6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16272" calcext:value-type="float">
            <text:p>246.0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798584" calcext:value-type="float">
            <text:p>250.7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15432" calcext:value-type="float">
            <text:p>246.9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33208" calcext:value-type="float">
            <text:p>248.9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18424" calcext:value-type="float">
            <text:p>249.5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3976" calcext:value-type="float">
            <text:p>249.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426472" calcext:value-type="float">
            <text:p>251.4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752864" calcext:value-type="float">
            <text:p>250.7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426472" calcext:value-type="float">
            <text:p>251.4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2076" calcext:value-type="float">
            <text:p>249.9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112528" calcext:value-type="float">
            <text:p>251.1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75696" calcext:value-type="float">
            <text:p>252.0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71908" calcext:value-type="float">
            <text:p>251.7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58192" calcext:value-type="float">
            <text:p>251.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749304" calcext:value-type="float">
            <text:p>252.7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636528" calcext:value-type="float">
            <text:p>252.6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122" calcext:value-type="float">
            <text:p>250.0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51368" calcext:value-type="float">
            <text:p>249.4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55328" calcext:value-type="float">
            <text:p>250.6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780552" calcext:value-type="float">
            <text:p>249.7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82888" calcext:value-type="float">
            <text:p>250.1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28608" calcext:value-type="float">
            <text:p>250.2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944888" calcext:value-type="float">
            <text:p>250.9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78944" calcext:value-type="float">
            <text:p>250.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401832" calcext:value-type="float">
            <text:p>252.4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93244" calcext:value-type="float">
            <text:p>251.9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057664" calcext:value-type="float">
            <text:p>251.0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76664" calcext:value-type="float">
            <text:p>250.6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20832" calcext:value-type="float">
            <text:p>252.0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852936" calcext:value-type="float">
            <text:p>252.8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93244" calcext:value-type="float">
            <text:p>251.9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447552" calcext:value-type="float">
            <text:p>252.4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276608" calcext:value-type="float">
            <text:p>253.2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05664" calcext:value-type="float">
            <text:p>254.1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712216" calcext:value-type="float">
            <text:p>254.7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608328" calcext:value-type="float">
            <text:p>255.6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59588" calcext:value-type="float">
            <text:p>256.5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604768" calcext:value-type="float">
            <text:p>257.6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998216" calcext:value-type="float">
            <text:p>256.9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02844" calcext:value-type="float">
            <text:p>258.0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299712" calcext:value-type="float">
            <text:p>258.2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32272" calcext:value-type="float">
            <text:p>259.7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6896" calcext:value-type="float">
            <text:p>259.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042656" calcext:value-type="float">
            <text:p>262.0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014712" calcext:value-type="float">
            <text:p>264.0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49936" calcext:value-type="float">
            <text:p>266.9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98376" calcext:value-type="float">
            <text:p>265.8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08488" calcext:value-type="float">
            <text:p>264.5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98432" calcext:value-type="float">
            <text:p>263.2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15824" calcext:value-type="float">
            <text:p>266.8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07264" calcext:value-type="float">
            <text:p>266.9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36264" calcext:value-type="float">
            <text:p>270.3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59208" calcext:value-type="float">
            <text:p>266.4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21264" calcext:value-type="float">
            <text:p>264.6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46376" calcext:value-type="float">
            <text:p>268.9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43656" calcext:value-type="float">
            <text:p>270.0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69152" calcext:value-type="float">
            <text:p>272.8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28544" calcext:value-type="float">
            <text:p>269.5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01824" calcext:value-type="float">
            <text:p>269.1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3988" calcext:value-type="float">
            <text:p>265.7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75432" calcext:value-type="float">
            <text:p>269.7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46376" calcext:value-type="float">
            <text:p>268.9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98048" calcext:value-type="float">
            <text:p>264.7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481824" calcext:value-type="float">
            <text:p>261.4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814824" calcext:value-type="float">
            <text:p>258.8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04496" calcext:value-type="float">
            <text:p>253.9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702048" calcext:value-type="float">
            <text:p>258.7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17216" calcext:value-type="float">
            <text:p>256.6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07544" calcext:value-type="float">
            <text:p>253.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93384" calcext:value-type="float">
            <text:p>247.2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9072" calcext:value-type="float">
            <text:p>245.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08552" calcext:value-type="float">
            <text:p>245.2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00888" calcext:value-type="float">
            <text:p>241.8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75664" calcext:value-type="float">
            <text:p>242.6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84224" calcext:value-type="float">
            <text:p>242.5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26224" calcext:value-type="float">
            <text:p>235.7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53784" calcext:value-type="float">
            <text:p>235.2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71944" calcext:value-type="float">
            <text:p>235.7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44896" calcext:value-type="float">
            <text:p>234.2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7428" calcext:value-type="float">
            <text:p>236.1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14504" calcext:value-type="float">
            <text:p>241.0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024672" calcext:value-type="float">
            <text:p>237.0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1728" calcext:value-type="float">
            <text:p>237.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48784" calcext:value-type="float">
            <text:p>233.3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5384" calcext:value-type="float">
            <text:p>232.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44112" calcext:value-type="float">
            <text:p>232.5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292" calcext:value-type="float">
            <text:p>233.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8744" calcext:value-type="float">
            <text:p>234.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63384" calcext:value-type="float">
            <text:p>235.8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82712" calcext:value-type="float">
            <text:p>236.5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82712" calcext:value-type="float">
            <text:p>236.5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50016" calcext:value-type="float">
            <text:p>237.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8888" calcext:value-type="float">
            <text:p>238.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53544" calcext:value-type="float">
            <text:p>240.9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10544" calcext:value-type="float">
            <text:p>239.8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24104" calcext:value-type="float">
            <text:p>241.6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858544" calcext:value-type="float">
            <text:p>242.8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49656" calcext:value-type="float">
            <text:p>241.8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2288" calcext:value-type="float">
            <text:p>244.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99208" calcext:value-type="float">
            <text:p>243.5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05376" calcext:value-type="float">
            <text:p>245.7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95264" calcext:value-type="float">
            <text:p>247.0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0216" calcext:value-type="float">
            <text:p>249.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88984" calcext:value-type="float">
            <text:p>250.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1032" calcext:value-type="float">
            <text:p>250.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3704" calcext:value-type="float">
            <text:p>250.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197872" calcext:value-type="float">
            <text:p>251.1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48264" calcext:value-type="float">
            <text:p>252.0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72648" calcext:value-type="float">
            <text:p>252.0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78004" calcext:value-type="float">
            <text:p>251.7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91948" calcext:value-type="float">
            <text:p>254.9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6424" calcext:value-type="float">
            <text:p>256.3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01676" calcext:value-type="float">
            <text:p>256.0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73304" calcext:value-type="float">
            <text:p>256.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30276" calcext:value-type="float">
            <text:p>258.3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1048" calcext:value-type="float">
            <text:p>259.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14312" calcext:value-type="float">
            <text:p>260.8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214368" calcext:value-type="float">
            <text:p>258.2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814312" calcext:value-type="float">
            <text:p>260.8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96976" calcext:value-type="float">
            <text:p>260.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692648" calcext:value-type="float">
            <text:p>259.6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932928" calcext:value-type="float">
            <text:p>261.9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283704" calcext:value-type="float">
            <text:p>261.2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518144" calcext:value-type="float">
            <text:p>262.5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07648" calcext:value-type="float">
            <text:p>265.4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86256" calcext:value-type="float">
            <text:p>267.9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3692" calcext:value-type="float">
            <text:p>272.5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43144" calcext:value-type="float">
            <text:p>272.0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50864" calcext:value-type="float">
            <text:p>272.8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48144" calcext:value-type="float">
            <text:p>273.9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64808" calcext:value-type="float">
            <text:p>273.1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44312" calcext:value-type="float">
            <text:p>272.2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036" calcext:value-type="float">
            <text:p>273.3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1164" calcext:value-type="float">
            <text:p>276.0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29144" calcext:value-type="float">
            <text:p>274.3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96256" calcext:value-type="float">
            <text:p>271.7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83864" calcext:value-type="float">
            <text:p>270.1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45864" calcext:value-type="float">
            <text:p>270.9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98864" calcext:value-type="float">
            <text:p>275.8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327864" calcext:value-type="float">
            <text:p>279.3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327864" calcext:value-type="float">
            <text:p>279.3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897584" calcext:value-type="float">
            <text:p>280.8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3708" calcext:value-type="float">
            <text:p>281.4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25192" calcext:value-type="float">
            <text:p>278.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63312" calcext:value-type="float">
            <text:p>271.8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78752" calcext:value-type="float">
            <text:p>273.4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16808" calcext:value-type="float">
            <text:p>270.1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0792" calcext:value-type="float">
            <text:p>269.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77696" calcext:value-type="float">
            <text:p>268.0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12976" calcext:value-type="float">
            <text:p>268.4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66032" calcext:value-type="float">
            <text:p>270.7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23032" calcext:value-type="float">
            <text:p>269.6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50864" calcext:value-type="float">
            <text:p>272.8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73424" calcext:value-type="float">
            <text:p>270.4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42032" calcext:value-type="float">
            <text:p>269.2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282424" calcext:value-type="float">
            <text:p>266.2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28144" calcext:value-type="float">
            <text:p>266.3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44752" calcext:value-type="float">
            <text:p>268.1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29792" calcext:value-type="float">
            <text:p>265.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86312" calcext:value-type="float">
            <text:p>265.3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938256" calcext:value-type="float">
            <text:p>264.9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426704" calcext:value-type="float">
            <text:p>262.4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851144" calcext:value-type="float">
            <text:p>259.8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49376" calcext:value-type="float">
            <text:p>262.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521704" calcext:value-type="float">
            <text:p>260.5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61144" calcext:value-type="float">
            <text:p>263.6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712" calcext:value-type="float">
            <text:p>264.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712" calcext:value-type="float">
            <text:p>264.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49376" calcext:value-type="float">
            <text:p>262.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311648" calcext:value-type="float">
            <text:p>259.3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246872" calcext:value-type="float">
            <text:p>262.2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472424" calcext:value-type="float">
            <text:p>262.4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890256" calcext:value-type="float">
            <text:p>261.8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518144" calcext:value-type="float">
            <text:p>262.5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94088" calcext:value-type="float">
            <text:p>263.5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40848" calcext:value-type="float">
            <text:p>302.4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21864" calcext:value-type="float">
            <text:p>269.4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76032" calcext:value-type="float">
            <text:p>274.5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86088" calcext:value-type="float">
            <text:p>275.7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91144" calcext:value-type="float">
            <text:p>275.0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6236" calcext:value-type="float">
            <text:p>277.9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0892" calcext:value-type="float">
            <text:p>277.1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0808" calcext:value-type="float">
            <text:p>278.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879808" calcext:value-type="float">
            <text:p>278.8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361136" calcext:value-type="float">
            <text:p>280.3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33192" calcext:value-type="float">
            <text:p>282.3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454856" calcext:value-type="float">
            <text:p>283.4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259528" calcext:value-type="float">
            <text:p>284.2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716472" calcext:value-type="float">
            <text:p>285.7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21528" calcext:value-type="float">
            <text:p>285.0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017968" calcext:value-type="float">
            <text:p>287.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41968" calcext:value-type="float">
            <text:p>288.5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74656" calcext:value-type="float">
            <text:p>289.4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46968" calcext:value-type="float">
            <text:p>290.4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25576" calcext:value-type="float">
            <text:p>293.0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67136" calcext:value-type="float">
            <text:p>290.2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5852" calcext:value-type="float">
            <text:p>292.9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61184" calcext:value-type="float">
            <text:p>294.4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549576" calcext:value-type="float">
            <text:p>294.5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09296" calcext:value-type="float">
            <text:p>292.3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08968" calcext:value-type="float">
            <text:p>291.2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22968" calcext:value-type="float">
            <text:p>288.9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88744" calcext:value-type="float">
            <text:p>293.9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38352" calcext:value-type="float">
            <text:p>293.1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89968" calcext:value-type="float">
            <text:p>291.5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62464" calcext:value-type="float">
            <text:p>289.4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15248" calcext:value-type="float">
            <text:p>288.1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573472" calcext:value-type="float">
            <text:p>284.5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171136" calcext:value-type="float">
            <text:p>284.1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1978" calcext:value-type="float">
            <text:p>287.1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62136" calcext:value-type="float">
            <text:p>288.3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859472" calcext:value-type="float">
            <text:p>286.8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692856" calcext:value-type="float">
            <text:p>282.6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077416" calcext:value-type="float">
            <text:p>281.0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854912" calcext:value-type="float">
            <text:p>280.8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24836" calcext:value-type="float">
            <text:p>280.2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78912" calcext:value-type="float">
            <text:p>282.3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57248" calcext:value-type="float">
            <text:p>281.2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022808" calcext:value-type="float">
            <text:p>280.0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47248" calcext:value-type="float">
            <text:p>277.4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05416" calcext:value-type="float">
            <text:p>276.5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31752" calcext:value-type="float">
            <text:p>278.4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11584" calcext:value-type="float">
            <text:p>278.6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91144" calcext:value-type="float">
            <text:p>275.0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45864" calcext:value-type="float">
            <text:p>270.9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45592" calcext:value-type="float">
            <text:p>267.2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97536" calcext:value-type="float">
            <text:p>266.7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33144" calcext:value-type="float">
            <text:p>268.2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83592" calcext:value-type="float">
            <text:p>266.4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332" calcext:value-type="float">
            <text:p>265.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07976" calcext:value-type="float">
            <text:p>266.5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4092" calcext:value-type="float">
            <text:p>266.4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23088" calcext:value-type="float">
            <text:p>267.0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07592" calcext:value-type="float">
            <text:p>268.0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382" calcext:value-type="float">
            <text:p>267.5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382" calcext:value-type="float">
            <text:p>267.5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33144" calcext:value-type="float">
            <text:p>268.2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952" calcext:value-type="float">
            <text:p>266.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68808" calcext:value-type="float">
            <text:p>267.0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01368" calcext:value-type="float">
            <text:p>268.5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40864" calcext:value-type="float">
            <text:p>269.0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572" calcext:value-type="float">
            <text:p>267.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44752" calcext:value-type="float">
            <text:p>268.1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1564" calcext:value-type="float">
            <text:p>269.9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34256" calcext:value-type="float">
            <text:p>271.0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672" calcext:value-type="float">
            <text:p>270.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95144" calcext:value-type="float">
            <text:p>268.9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363416" calcext:value-type="float">
            <text:p>283.3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79976" calcext:value-type="float">
            <text:p>271.0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57416" calcext:value-type="float">
            <text:p>273.4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76032" calcext:value-type="float">
            <text:p>274.5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91472" calcext:value-type="float">
            <text:p>276.1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047192" calcext:value-type="float">
            <text:p>280.0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48636" calcext:value-type="float">
            <text:p>279.4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382472" calcext:value-type="float">
            <text:p>280.3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44064" calcext:value-type="float">
            <text:p>279.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266136" calcext:value-type="float">
            <text:p>282.2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58008" calcext:value-type="float">
            <text:p>282.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811472" calcext:value-type="float">
            <text:p>283.8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91304" calcext:value-type="float">
            <text:p>283.9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616912" calcext:value-type="float">
            <text:p>281.6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479752" calcext:value-type="float">
            <text:p>281.4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695136" calcext:value-type="float">
            <text:p>285.6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695136" calcext:value-type="float">
            <text:p>285.6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86608" calcext:value-type="float">
            <text:p>284.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00908" calcext:value-type="float">
            <text:p>286.0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05136" calcext:value-type="float">
            <text:p>289.5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24136" calcext:value-type="float">
            <text:p>289.1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218" calcext:value-type="float">
            <text:p>288.7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981136" calcext:value-type="float">
            <text:p>287.9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548576" calcext:value-type="float">
            <text:p>286.5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854912" calcext:value-type="float">
            <text:p>280.8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63528" calcext:value-type="float">
            <text:p>278.1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418024" calcext:value-type="float">
            <text:p>284.4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400248" calcext:value-type="float">
            <text:p>282.4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11568" calcext:value-type="float">
            <text:p>273.9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8368" calcext:value-type="float">
            <text:p>273.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69736" calcext:value-type="float">
            <text:p>272.9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88736" calcext:value-type="float">
            <text:p>272.5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93792" calcext:value-type="float">
            <text:p>271.8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78624" calcext:value-type="float">
            <text:p>273.9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65848" calcext:value-type="float">
            <text:p>273.8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78624" calcext:value-type="float">
            <text:p>273.9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68512" calcext:value-type="float">
            <text:p>275.3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16624" calcext:value-type="float">
            <text:p>273.2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48456" calcext:value-type="float">
            <text:p>270.3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2072" calcext:value-type="float">
            <text:p>273.3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22792" calcext:value-type="float">
            <text:p>275.3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03736" calcext:value-type="float">
            <text:p>278.3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06184" calcext:value-type="float">
            <text:p>273.5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34072" calcext:value-type="float">
            <text:p>274.1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84792" calcext:value-type="float">
            <text:p>276.0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77128" calcext:value-type="float">
            <text:p>272.6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20568" calcext:value-type="float">
            <text:p>269.7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4424" calcext:value-type="float">
            <text:p>270.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72184" calcext:value-type="float">
            <text:p>268.1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21848" calcext:value-type="float">
            <text:p>264.7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82352" calcext:value-type="float">
            <text:p>264.1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582408" calcext:value-type="float">
            <text:p>261.5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730248" calcext:value-type="float">
            <text:p>255.7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687576" calcext:value-type="float">
            <text:p>255.6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867408" calcext:value-type="float">
            <text:p>255.8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69744" calcext:value-type="float">
            <text:p>256.2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744976" calcext:value-type="float">
            <text:p>257.7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76352" calcext:value-type="float">
            <text:p>256.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29408" calcext:value-type="float">
            <text:p>256.6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24024" calcext:value-type="float">
            <text:p>256.2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19608" calcext:value-type="float">
            <text:p>258.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9558" calcext:value-type="float">
            <text:p>255.9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96464" calcext:value-type="float">
            <text:p>256.6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96464" calcext:value-type="float">
            <text:p>256.6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299968" calcext:value-type="float">
            <text:p>257.2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7124" calcext:value-type="float">
            <text:p>257.5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8608" calcext:value-type="float">
            <text:p>257.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153408" calcext:value-type="float">
            <text:p>258.1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83632" calcext:value-type="float">
            <text:p>259.1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33324" calcext:value-type="float">
            <text:p>258.3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994912" calcext:value-type="float">
            <text:p>257.9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2418" calcext:value-type="float">
            <text:p>258.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726688" calcext:value-type="float">
            <text:p>257.7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299968" calcext:value-type="float">
            <text:p>257.2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135632" calcext:value-type="float">
            <text:p>256.1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879856" calcext:value-type="float">
            <text:p>254.8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105408" calcext:value-type="float">
            <text:p>255.1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29408" calcext:value-type="float">
            <text:p>256.6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019296" calcext:value-type="float">
            <text:p>258.0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543296" calcext:value-type="float">
            <text:p>259.5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24052" calcext:value-type="float">
            <text:p>263.2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935464" calcext:value-type="float">
            <text:p>263.9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05184" calcext:value-type="float">
            <text:p>265.5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28072" calcext:value-type="float">
            <text:p>264.2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92464" calcext:value-type="float">
            <text:p>262.7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018016" calcext:value-type="float">
            <text:p>263.0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993632" calcext:value-type="float">
            <text:p>262.9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213856" calcext:value-type="float">
            <text:p>260.2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180072" calcext:value-type="float">
            <text:p>261.1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6724" calcext:value-type="float">
            <text:p>263.6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33072" calcext:value-type="float">
            <text:p>266.1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737856" calcext:value-type="float">
            <text:p>261.7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87408" calcext:value-type="float">
            <text:p>263.4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71072" calcext:value-type="float">
            <text:p>265.3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54464" calcext:value-type="float">
            <text:p>263.5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00024" calcext:value-type="float">
            <text:p>261.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7752" calcext:value-type="float">
            <text:p>254.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451856" calcext:value-type="float">
            <text:p>259.4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252" calcext:value-type="float">
            <text:p>256.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731528" calcext:value-type="float">
            <text:p>250.7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27752" calcext:value-type="float">
            <text:p>246.4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83528" calcext:value-type="float">
            <text:p>247.6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10008" calcext:value-type="float">
            <text:p>252.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67336" calcext:value-type="float">
            <text:p>251.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65696" calcext:value-type="float">
            <text:p>248.2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57248" calcext:value-type="float">
            <text:p>243.1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5336" calcext:value-type="float">
            <text:p>244.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91304" calcext:value-type="float">
            <text:p>245.8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77304" calcext:value-type="float">
            <text:p>248.1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36696" calcext:value-type="float">
            <text:p>244.8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46752" calcext:value-type="float">
            <text:p>246.0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45528" calcext:value-type="float">
            <text:p>248.4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678688" calcext:value-type="float">
            <text:p>254.6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735576" calcext:value-type="float">
            <text:p>258.7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462024" calcext:value-type="float">
            <text:p>255.4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978416" calcext:value-type="float">
            <text:p>250.9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888744" calcext:value-type="float">
            <text:p>255.8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0028" calcext:value-type="float">
            <text:p>251.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218" calcext:value-type="float">
            <text:p>250.6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710192" calcext:value-type="float">
            <text:p>250.7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88856" calcext:value-type="float">
            <text:p>250.6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890024" calcext:value-type="float">
            <text:p>250.8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0028" calcext:value-type="float">
            <text:p>251.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890024" calcext:value-type="float">
            <text:p>250.8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112528" calcext:value-type="float">
            <text:p>251.1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33808" calcext:value-type="float">
            <text:p>251.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67336" calcext:value-type="float">
            <text:p>251.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67336" calcext:value-type="float">
            <text:p>251.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853192" calcext:value-type="float">
            <text:p>251.8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33024" calcext:value-type="float">
            <text:p>252.0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11304" calcext:value-type="float">
            <text:p>253.5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38024" calcext:value-type="float">
            <text:p>253.9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013968" calcext:value-type="float">
            <text:p>255.0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10464" calcext:value-type="float">
            <text:p>254.4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1136" calcext:value-type="float">
            <text:p>253.6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17856" calcext:value-type="float">
            <text:p>254.1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327912" calcext:value-type="float">
            <text:p>255.3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8128" calcext:value-type="float">
            <text:p>254.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11304" calcext:value-type="float">
            <text:p>253.5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9558" calcext:value-type="float">
            <text:p>255.9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373632" calcext:value-type="float">
            <text:p>255.3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419352" calcext:value-type="float">
            <text:p>255.4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16576" calcext:value-type="float">
            <text:p>259.1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266184" calcext:value-type="float">
            <text:p>258.2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070856" calcext:value-type="float">
            <text:p>259.0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564632" calcext:value-type="float">
            <text:p>259.5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705352" calcext:value-type="float">
            <text:p>257.7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7124" calcext:value-type="float">
            <text:p>257.5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05308" calcext:value-type="float">
            <text:p>257.0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165856" calcext:value-type="float">
            <text:p>257.1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2418" calcext:value-type="float">
            <text:p>258.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421632" calcext:value-type="float">
            <text:p>258.4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220464" calcext:value-type="float">
            <text:p>258.2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658" calcext:value-type="float">
            <text:p>259.7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204968" calcext:value-type="float">
            <text:p>259.2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57708" calcext:value-type="float">
            <text:p>258.5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994912" calcext:value-type="float">
            <text:p>257.9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05024" calcext:value-type="float">
            <text:p>256.6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25408" calcext:value-type="float">
            <text:p>262.7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09016" calcext:value-type="float">
            <text:p>267.2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76072" calcext:value-type="float">
            <text:p>267.2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21736" calcext:value-type="float">
            <text:p>269.9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40624" calcext:value-type="float">
            <text:p>274.7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60792" calcext:value-type="float">
            <text:p>274.5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9996" calcext:value-type="float">
            <text:p>273.9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24344" calcext:value-type="float">
            <text:p>274.0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67344" calcext:value-type="float">
            <text:p>275.1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96072" calcext:value-type="float">
            <text:p>274.8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20456" calcext:value-type="float">
            <text:p>274.9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60792" calcext:value-type="float">
            <text:p>274.5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11624" calcext:value-type="float">
            <text:p>271.3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82184" calcext:value-type="float">
            <text:p>271.9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31736" calcext:value-type="float">
            <text:p>273.7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6824" calcext:value-type="float">
            <text:p>271.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24072" calcext:value-type="float">
            <text:p>270.3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26464" calcext:value-type="float">
            <text:p>268.1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904" calcext:value-type="float">
            <text:p>266.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92048" calcext:value-type="float">
            <text:p>262.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122928" calcext:value-type="float">
            <text:p>258.1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41528" calcext:value-type="float">
            <text:p>254.5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50928" calcext:value-type="float">
            <text:p>253.5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958336" calcext:value-type="float">
            <text:p>257.9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879856" calcext:value-type="float">
            <text:p>254.8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154688" calcext:value-type="float">
            <text:p>253.1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386336" calcext:value-type="float">
            <text:p>253.3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7084" calcext:value-type="float">
            <text:p>257.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43764" calcext:value-type="float">
            <text:p>255.4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38836" calcext:value-type="float">
            <text:p>257.3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19608" calcext:value-type="float">
            <text:p>258.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9848" calcext:value-type="float">
            <text:p>256.3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340104" calcext:value-type="float">
            <text:p>255.3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51968" calcext:value-type="float">
            <text:p>256.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096008" calcext:value-type="float">
            <text:p>256.0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547368" calcext:value-type="float">
            <text:p>255.5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549136" calcext:value-type="float">
            <text:p>260.5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647184" calcext:value-type="float">
            <text:p>258.6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96464" calcext:value-type="float">
            <text:p>256.6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696464" calcext:value-type="float">
            <text:p>256.6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09296" calcext:value-type="float">
            <text:p>256.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922272" calcext:value-type="float">
            <text:p>255.9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034792" calcext:value-type="float">
            <text:p>257.0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940048" calcext:value-type="float">
            <text:p>257.9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525776" calcext:value-type="float">
            <text:p>256.5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168648" calcext:value-type="float">
            <text:p>258.1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128768" calcext:value-type="float">
            <text:p>259.1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07232" calcext:value-type="float">
            <text:p>257.5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507232" calcext:value-type="float">
            <text:p>257.5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94284" calcext:value-type="float">
            <text:p>258.9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979672" calcext:value-type="float">
            <text:p>257.9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253992" calcext:value-type="float">
            <text:p>258.2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778248" calcext:value-type="float">
            <text:p>258.7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372608" calcext:value-type="float">
            <text:p>259.3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338824" calcext:value-type="float">
            <text:p>260.3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78104" calcext:value-type="float">
            <text:p>259.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991608" calcext:value-type="float">
            <text:p>258.9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755888" calcext:value-type="float">
            <text:p>262.7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18472" calcext:value-type="float">
            <text:p>263.6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100568" calcext:value-type="float">
            <text:p>262.1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769104" calcext:value-type="float">
            <text:p>258.7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585968" calcext:value-type="float">
            <text:p>259.5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06348" calcext:value-type="float">
            <text:p>264.0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29496" calcext:value-type="float">
            <text:p>263.4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72896" calcext:value-type="float">
            <text:p>267.7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4968" calcext:value-type="float">
            <text:p>267.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97536" calcext:value-type="float">
            <text:p>266.7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20296" calcext:value-type="float">
            <text:p>266.0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90856" calcext:value-type="float">
            <text:p>266.6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0772" calcext:value-type="float">
            <text:p>267.5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47088" calcext:value-type="float">
            <text:p>268.5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43584" calcext:value-type="float">
            <text:p>267.9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409184" calcext:value-type="float">
            <text:p>259.4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406136" calcext:value-type="float">
            <text:p>259.4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406136" calcext:value-type="float">
            <text:p>259.4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406136" calcext:value-type="float">
            <text:p>259.4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509256" calcext:value-type="float">
            <text:p>261.5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64972" calcext:value-type="float">
            <text:p>260.6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862568" calcext:value-type="float">
            <text:p>262.8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0.625336" calcext:value-type="float">
            <text:p>260.6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439152" calcext:value-type="float">
            <text:p>261.4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79984" calcext:value-type="float">
            <text:p>257.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8652" calcext:value-type="float">
            <text:p>250.2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34304" calcext:value-type="float">
            <text:p>247.0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283216" calcext:value-type="float">
            <text:p>251.2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066808" calcext:value-type="float">
            <text:p>251.0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64016" calcext:value-type="float">
            <text:p>250.0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87944" calcext:value-type="float">
            <text:p>249.4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32168" calcext:value-type="float">
            <text:p>248.2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3456" calcext:value-type="float">
            <text:p>246.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432568" calcext:value-type="float">
            <text:p>251.4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490736" calcext:value-type="float">
            <text:p>250.4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6896" calcext:value-type="float">
            <text:p>250.2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7074" calcext:value-type="float">
            <text:p>249.7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03184" calcext:value-type="float">
            <text:p>249.5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66608" calcext:value-type="float">
            <text:p>249.4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0216" calcext:value-type="float">
            <text:p>249.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454" calcext:value-type="float">
            <text:p>248.9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47408" calcext:value-type="float">
            <text:p>248.2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73216" calcext:value-type="float">
            <text:p>247.4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48632" calcext:value-type="float">
            <text:p>245.8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81616" calcext:value-type="float">
            <text:p>238.4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81616" calcext:value-type="float">
            <text:p>238.4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81616" calcext:value-type="float">
            <text:p>238.4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81616" calcext:value-type="float">
            <text:p>238.4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78032" calcext:value-type="float">
            <text:p>238.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0536" calcext:value-type="float">
            <text:p>241.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44616" calcext:value-type="float">
            <text:p>247.2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70968" calcext:value-type="float">
            <text:p>253.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920248" calcext:value-type="float">
            <text:p>251.9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61096" calcext:value-type="float">
            <text:p>249.5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61096" calcext:value-type="float">
            <text:p>249.5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4624" calcext:value-type="float">
            <text:p>248.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55896" calcext:value-type="float">
            <text:p>246.0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93512" calcext:value-type="float">
            <text:p>246.7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77432" calcext:value-type="float">
            <text:p>247.6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122" calcext:value-type="float">
            <text:p>250.0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822968" calcext:value-type="float">
            <text:p>250.8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218" calcext:value-type="float">
            <text:p>250.6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341384" calcext:value-type="float">
            <text:p>250.3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704352" calcext:value-type="float">
            <text:p>249.7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17628" calcext:value-type="float">
            <text:p>252.1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23496" calcext:value-type="float">
            <text:p>253.5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693928" calcext:value-type="float">
            <text:p>254.6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03912" calcext:value-type="float">
            <text:p>253.8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480312" calcext:value-type="float">
            <text:p>255.4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8.046728" calcext:value-type="float">
            <text:p>258.0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0226" calcext:value-type="float">
            <text:p>257.0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352296" calcext:value-type="float">
            <text:p>255.3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760984" calcext:value-type="float">
            <text:p>254.7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898144" calcext:value-type="float">
            <text:p>254.8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764544" calcext:value-type="float">
            <text:p>252.7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926344" calcext:value-type="float">
            <text:p>251.9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63032" calcext:value-type="float">
            <text:p>246.7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29176" calcext:value-type="float">
            <text:p>245.6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39728" calcext:value-type="float">
            <text:p>240.1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56536" calcext:value-type="float">
            <text:p>243.5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69112" calcext:value-type="float">
            <text:p>242.0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39688" calcext:value-type="float">
            <text:p>247.4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88528" calcext:value-type="float">
            <text:p>249.5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98928" calcext:value-type="float">
            <text:p>218.4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58488" calcext:value-type="float">
            <text:p>245.4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92728" calcext:value-type="float">
            <text:p>245.0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1788" calcext:value-type="float">
            <text:p>242.1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71504" calcext:value-type="float">
            <text:p>239.8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02896" calcext:value-type="float">
            <text:p>241.1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04592" calcext:value-type="float">
            <text:p>244.0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1768" calcext:value-type="float">
            <text:p>240.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67288" calcext:value-type="float">
            <text:p>239.6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77448" calcext:value-type="float">
            <text:p>237.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917992" calcext:value-type="float">
            <text:p>236.9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636" calcext:value-type="float">
            <text:p>242.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13976" calcext:value-type="float">
            <text:p>238.3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18264" calcext:value-type="float">
            <text:p>240.6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625128" calcext:value-type="float">
            <text:p>237.6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65664" calcext:value-type="float">
            <text:p>238.8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14048" calcext:value-type="float">
            <text:p>240.4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66976" calcext:value-type="float">
            <text:p>243.2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686" calcext:value-type="float">
            <text:p>244.0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54584" calcext:value-type="float">
            <text:p>241.6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93752" calcext:value-type="float">
            <text:p>241.0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124744" calcext:value-type="float">
            <text:p>239.1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935744" calcext:value-type="float">
            <text:p>250.9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81052" calcext:value-type="float">
            <text:p>251.8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95936" calcext:value-type="float">
            <text:p>253.9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746" calcext:value-type="float">
            <text:p>253.9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746" calcext:value-type="float">
            <text:p>253.9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65456" calcext:value-type="float">
            <text:p>253.9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407672" calcext:value-type="float">
            <text:p>253.4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063248" calcext:value-type="float">
            <text:p>253.0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517912" calcext:value-type="float">
            <text:p>251.5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267976" calcext:value-type="float">
            <text:p>251.2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0072" calcext:value-type="float">
            <text:p>249.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272" calcext:value-type="float">
            <text:p>254.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272" calcext:value-type="float">
            <text:p>254.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272" calcext:value-type="float">
            <text:p>254.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272" calcext:value-type="float">
            <text:p>254.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272" calcext:value-type="float">
            <text:p>254.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272" calcext:value-type="float">
            <text:p>254.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169928" calcext:value-type="float">
            <text:p>253.1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89112" calcext:value-type="float">
            <text:p>249.6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28152" calcext:value-type="float">
            <text:p>249.6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2244" calcext:value-type="float">
            <text:p>248.1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7588" calcext:value-type="float">
            <text:p>248.9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52064" calcext:value-type="float">
            <text:p>244.3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4836" calcext:value-type="float">
            <text:p>242.1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03352" calcext:value-type="float">
            <text:p>241.7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428776" calcext:value-type="float">
            <text:p>242.4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75536" calcext:value-type="float">
            <text:p>243.1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85192" calcext:value-type="float">
            <text:p>241.1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0788" calcext:value-type="float">
            <text:p>238.3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77984" calcext:value-type="float">
            <text:p>238.3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67672" calcext:value-type="float">
            <text:p>238.1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51136" calcext:value-type="float">
            <text:p>238.4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37192" calcext:value-type="float">
            <text:p>238.1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34352" calcext:value-type="float">
            <text:p>223.0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008" calcext:value-type="float">
            <text:p>225.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957384" calcext:value-type="float">
            <text:p>225.9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97192" calcext:value-type="float">
            <text:p>222.8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899472" calcext:value-type="float">
            <text:p>225.8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16592" calcext:value-type="float">
            <text:p>225.7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74432" calcext:value-type="float">
            <text:p>223.6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68336" calcext:value-type="float">
            <text:p>223.6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1904" calcext:value-type="float">
            <text:p>227.8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1904" calcext:value-type="float">
            <text:p>227.8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1904" calcext:value-type="float">
            <text:p>227.8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1904" calcext:value-type="float">
            <text:p>227.8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1904" calcext:value-type="float">
            <text:p>227.8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1904" calcext:value-type="float">
            <text:p>227.8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4952" calcext:value-type="float">
            <text:p>227.8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4952" calcext:value-type="float">
            <text:p>227.8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4952" calcext:value-type="float">
            <text:p>227.8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4952" calcext:value-type="float">
            <text:p>227.8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4952" calcext:value-type="float">
            <text:p>227.8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4952" calcext:value-type="float">
            <text:p>227.8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4952" calcext:value-type="float">
            <text:p>227.8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81336" calcext:value-type="float">
            <text:p>228.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685088" calcext:value-type="float">
            <text:p>229.6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685088" calcext:value-type="float">
            <text:p>229.6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84248" calcext:value-type="float">
            <text:p>230.5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08248" calcext:value-type="float">
            <text:p>232.1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04296" calcext:value-type="float">
            <text:p>237.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759496" calcext:value-type="float">
            <text:p>236.7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74992" calcext:value-type="float">
            <text:p>235.7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5652" calcext:value-type="float">
            <text:p>238.8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4464" calcext:value-type="float">
            <text:p>235.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06768" calcext:value-type="float">
            <text:p>235.5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17224" calcext:value-type="float">
            <text:p>239.9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50368" calcext:value-type="float">
            <text:p>241.4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36568" calcext:value-type="float">
            <text:p>245.3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38848" calcext:value-type="float">
            <text:p>248.3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55968" calcext:value-type="float">
            <text:p>248.1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66792" calcext:value-type="float">
            <text:p>246.3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85464" calcext:value-type="float">
            <text:p>244.8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32096" calcext:value-type="float">
            <text:p>246.1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81776" calcext:value-type="float">
            <text:p>247.3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24248" calcext:value-type="float">
            <text:p>245.8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3164" calcext:value-type="float">
            <text:p>245.5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5024" calcext:value-type="float">
            <text:p>241.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885976" calcext:value-type="float">
            <text:p>242.8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18392" calcext:value-type="float">
            <text:p>240.1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82016" calcext:value-type="float">
            <text:p>241.6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6424" calcext:value-type="float">
            <text:p>239.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20272" calcext:value-type="float">
            <text:p>239.9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3" calcext:value-type="float">
            <text:p>240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636" calcext:value-type="float">
            <text:p>242.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48944" calcext:value-type="float">
            <text:p>242.2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21256" calcext:value-type="float">
            <text:p>243.2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2144" calcext:value-type="float">
            <text:p>240.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94664" calcext:value-type="float">
            <text:p>242.2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83568" calcext:value-type="float">
            <text:p>240.3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08512" calcext:value-type="float">
            <text:p>239.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5652" calcext:value-type="float">
            <text:p>238.8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875064" calcext:value-type="float">
            <text:p>237.8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50152" calcext:value-type="float">
            <text:p>235.1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42304" calcext:value-type="float">
            <text:p>234.8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5988" calcext:value-type="float">
            <text:p>235.2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289848" calcext:value-type="float">
            <text:p>237.2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39384" calcext:value-type="float">
            <text:p>234.3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27392" calcext:value-type="float">
            <text:p>235.9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52944" calcext:value-type="float">
            <text:p>236.1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26608" calcext:value-type="float">
            <text:p>234.2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56432" calcext:value-type="float">
            <text:p>232.0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12984" calcext:value-type="float">
            <text:p>231.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685088" calcext:value-type="float">
            <text:p>229.6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797864" calcext:value-type="float">
            <text:p>229.7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520496" calcext:value-type="float">
            <text:p>229.5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490016" calcext:value-type="float">
            <text:p>229.4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75104" calcext:value-type="float">
            <text:p>230.5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75104" calcext:value-type="float">
            <text:p>230.5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9376" calcext:value-type="float">
            <text:p>231.9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52616" calcext:value-type="float">
            <text:p>235.0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22648" calcext:value-type="float">
            <text:p>233.0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06568" calcext:value-type="float">
            <text:p>233.9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10328" calcext:value-type="float">
            <text:p>233.5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95344" calcext:value-type="float">
            <text:p>232.4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8556" calcext:value-type="float">
            <text:p>234.9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90888" calcext:value-type="float">
            <text:p>237.9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67672" calcext:value-type="float">
            <text:p>238.1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55296" calcext:value-type="float">
            <text:p>203.1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72704" calcext:value-type="float">
            <text:p>211.3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20688" calcext:value-type="float">
            <text:p>209.7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08112" calcext:value-type="float">
            <text:p>211.2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05392" calcext:value-type="float">
            <text:p>212.3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59344" calcext:value-type="float">
            <text:p>211.1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25432" calcext:value-type="float">
            <text:p>212.6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03056" calcext:value-type="float">
            <text:p>211.9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35216" calcext:value-type="float">
            <text:p>210.1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545624" calcext:value-type="float">
            <text:p>238.5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2604" calcext:value-type="float">
            <text:p>238.8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090192" calcext:value-type="float">
            <text:p>243.0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66392" calcext:value-type="float">
            <text:p>243.1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6652" calcext:value-type="float">
            <text:p>242.6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6172" calcext:value-type="float">
            <text:p>242.3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73712" calcext:value-type="float">
            <text:p>240.7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30144" calcext:value-type="float">
            <text:p>244.2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10632" calcext:value-type="float">
            <text:p>246.6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89624" calcext:value-type="float">
            <text:p>247.6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800632" calcext:value-type="float">
            <text:p>242.8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38704" calcext:value-type="float">
            <text:p>244.1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29304" calcext:value-type="float">
            <text:p>245.1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35688" calcext:value-type="float">
            <text:p>249.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37212" calcext:value-type="float">
            <text:p>249.3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457208" calcext:value-type="float">
            <text:p>250.4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83528" calcext:value-type="float">
            <text:p>247.6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00848" calcext:value-type="float">
            <text:p>249.1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8488" calcext:value-type="float">
            <text:p>244.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496576" calcext:value-type="float">
            <text:p>251.4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28408" calcext:value-type="float">
            <text:p>248.6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20176" calcext:value-type="float">
            <text:p>249.8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52464" calcext:value-type="float">
            <text:p>247.5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62832" calcext:value-type="float">
            <text:p>245.1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90976" calcext:value-type="float">
            <text:p>244.7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40056" calcext:value-type="float">
            <text:p>241.2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85336" calcext:value-type="float">
            <text:p>245.3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38776" calcext:value-type="float">
            <text:p>246.2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35" calcext:value-type="float">
            <text:p>241.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18592" calcext:value-type="float">
            <text:p>241.7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49072" calcext:value-type="float">
            <text:p>241.7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797584" calcext:value-type="float">
            <text:p>242.7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40384" calcext:value-type="float">
            <text:p>242.3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53544" calcext:value-type="float">
            <text:p>240.9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7528" calcext:value-type="float">
            <text:p>244.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60568" calcext:value-type="float">
            <text:p>246.8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6192" calcext:value-type="float">
            <text:p>243.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58472" calcext:value-type="float">
            <text:p>240.7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90376" calcext:value-type="float">
            <text:p>239.9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60496" calcext:value-type="float">
            <text:p>244.7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0264" calcext:value-type="float">
            <text:p>242.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91616" calcext:value-type="float">
            <text:p>242.2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59312" calcext:value-type="float">
            <text:p>239.8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56696" calcext:value-type="float">
            <text:p>238.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54696" calcext:value-type="float">
            <text:p>236.4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74008" calcext:value-type="float">
            <text:p>232.4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2024" calcext:value-type="float">
            <text:p>230.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90544" calcext:value-type="float">
            <text:p>232.1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98448" calcext:value-type="float">
            <text:p>229.8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139752" calcext:value-type="float">
            <text:p>228.1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566216" calcext:value-type="float">
            <text:p>229.5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19344" calcext:value-type="float">
            <text:p>234.0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19344" calcext:value-type="float">
            <text:p>234.0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541832" calcext:value-type="float">
            <text:p>229.5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373936" calcext:value-type="float">
            <text:p>230.3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70632" calcext:value-type="float">
            <text:p>231.3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974392" calcext:value-type="float">
            <text:p>230.9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933" calcext:value-type="float">
            <text:p>225.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1836" calcext:value-type="float">
            <text:p>230.7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83664" calcext:value-type="float">
            <text:p>230.4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63824" calcext:value-type="float">
            <text:p>231.7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1396" calcext:value-type="float">
            <text:p>233.6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42432" calcext:value-type="float">
            <text:p>234.3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33488" calcext:value-type="float">
            <text:p>235.9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07752" calcext:value-type="float">
            <text:p>238.8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53928" calcext:value-type="float">
            <text:p>239.4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63072" calcext:value-type="float">
            <text:p>239.4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11712" calcext:value-type="float">
            <text:p>240.0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26696" calcext:value-type="float">
            <text:p>241.0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33904" calcext:value-type="float">
            <text:p>243.8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11544" calcext:value-type="float">
            <text:p>247.8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940816" calcext:value-type="float">
            <text:p>254.9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16688" calcext:value-type="float">
            <text:p>253.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34392" calcext:value-type="float">
            <text:p>252.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44816" calcext:value-type="float">
            <text:p>248.8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448" calcext:value-type="float">
            <text:p>244.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990352" calcext:value-type="float">
            <text:p>251.9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978416" calcext:value-type="float">
            <text:p>250.9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77304" calcext:value-type="float">
            <text:p>248.1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04664" calcext:value-type="float">
            <text:p>246.1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75008" calcext:value-type="float">
            <text:p>240.4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06416" calcext:value-type="float">
            <text:p>246.4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056664" calcext:value-type="float">
            <text:p>243.0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83952" calcext:value-type="float">
            <text:p>238.8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0264" calcext:value-type="float">
            <text:p>241.3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32576" calcext:value-type="float">
            <text:p>234.7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781856" calcext:value-type="float">
            <text:p>232.7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35552" calcext:value-type="float">
            <text:p>232.6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00272" calcext:value-type="float">
            <text:p>232.3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257856" calcext:value-type="float">
            <text:p>231.2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68168" calcext:value-type="float">
            <text:p>231.4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11512" calcext:value-type="float">
            <text:p>238.4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11512" calcext:value-type="float">
            <text:p>238.4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11512" calcext:value-type="float">
            <text:p>238.4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80776" calcext:value-type="float">
            <text:p>239.3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752888" calcext:value-type="float">
            <text:p>238.7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8202" calcext:value-type="float">
            <text:p>237.8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39584" calcext:value-type="float">
            <text:p>235.9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539784" calcext:value-type="float">
            <text:p>237.5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67672" calcext:value-type="float">
            <text:p>238.1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20072" calcext:value-type="float">
            <text:p>238.3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3836" calcext:value-type="float">
            <text:p>238.3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01784" calcext:value-type="float">
            <text:p>238.3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216696" calcext:value-type="float">
            <text:p>237.2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81288" calcext:value-type="float">
            <text:p>237.3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722664" calcext:value-type="float">
            <text:p>237.7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81288" calcext:value-type="float">
            <text:p>237.3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643416" calcext:value-type="float">
            <text:p>237.6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72144" calcext:value-type="float">
            <text:p>237.3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72144" calcext:value-type="float">
            <text:p>237.3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110016" calcext:value-type="float">
            <text:p>237.1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735112" calcext:value-type="float">
            <text:p>236.7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29728" calcext:value-type="float">
            <text:p>236.3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13904" calcext:value-type="float">
            <text:p>236.2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84264" calcext:value-type="float">
            <text:p>235.2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69536" calcext:value-type="float">
            <text:p>233.2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89744" calcext:value-type="float">
            <text:p>225.7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557584" calcext:value-type="float">
            <text:p>227.5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45792" calcext:value-type="float">
            <text:p>230.7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6736" calcext:value-type="float">
            <text:p>241.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49784" calcext:value-type="float">
            <text:p>241.3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78968" calcext:value-type="float">
            <text:p>241.6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54712" calcext:value-type="float">
            <text:p>241.1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70536" calcext:value-type="float">
            <text:p>241.2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9596" calcext:value-type="float">
            <text:p>241.9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16128" calcext:value-type="float">
            <text:p>241.8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49656" calcext:value-type="float">
            <text:p>241.8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12368" calcext:value-type="float">
            <text:p>242.2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542" calcext:value-type="float">
            <text:p>243.1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01928" calcext:value-type="float">
            <text:p>242.5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8804" calcext:value-type="float">
            <text:p>239.5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49584" calcext:value-type="float">
            <text:p>239.7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14688" calcext:value-type="float">
            <text:p>237.9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00688" calcext:value-type="float">
            <text:p>240.2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7864" calcext:value-type="float">
            <text:p>240.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57048" calcext:value-type="float">
            <text:p>241.5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837208" calcext:value-type="float">
            <text:p>242.8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94024" calcext:value-type="float">
            <text:p>244.7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32936" calcext:value-type="float">
            <text:p>245.2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89936" calcext:value-type="float">
            <text:p>244.0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874" calcext:value-type="float">
            <text:p>242.0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9428" calcext:value-type="float">
            <text:p>243.7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05048" calcext:value-type="float">
            <text:p>244.6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86904" calcext:value-type="float">
            <text:p>248.7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312" calcext:value-type="float">
            <text:p>249.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32284" calcext:value-type="float">
            <text:p>251.3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176536" calcext:value-type="float">
            <text:p>251.1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554232" calcext:value-type="float">
            <text:p>252.5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3912" calcext:value-type="float">
            <text:p>252.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04</text:p>
          </table:table-cell>
          <table:table-cell office:value-type="string" calcext:value-type="string">
            <text:p>McLennan recorder</text:p>
          </table:table-cell>
          <table:table-cell office:value-type="string" calcext:value-type="string">
            <text:p>196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36" meta:object-count="0"/>
    <meta:user-defined meta:name="AppVersion">3.0</meta:user-defined>
  </office:meta>
</office:document-meta>
</file>